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5.6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5.614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3125in"/>
    </style:style>
    <style:style style:name="Table3.B" style:family="table-column">
      <style:table-column-properties style:column-width="5.614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3125in"/>
    </style:style>
    <style:style style:name="Table4.B" style:family="table-column">
      <style:table-column-properties style:column-width="5.614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3125in"/>
    </style:style>
    <style:style style:name="Table5.B" style:family="table-column">
      <style:table-column-properties style:column-width="5.614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3125in"/>
    </style:style>
    <style:style style:name="Table6.B" style:family="table-column">
      <style:table-column-properties style:column-width="5.614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1.3125in"/>
    </style:style>
    <style:style style:name="Table7.B" style:family="table-column">
      <style:table-column-properties style:column-width="5.614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1.3125in"/>
    </style:style>
    <style:style style:name="Table8.B" style:family="table-column">
      <style:table-column-properties style:column-width="5.614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1.3125in"/>
    </style:style>
    <style:style style:name="Table9.B" style:family="table-column">
      <style:table-column-properties style:column-width="5.6146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1.3125in"/>
    </style:style>
    <style:style style:name="Table10.B" style:family="table-column">
      <style:table-column-properties style:column-width="5.6146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71in" fo:margin-left="0in" table:align="left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5.6146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71in" fo:margin-left="0in" table:align="left"/>
    </style:style>
    <style:style style:name="Table12.A" style:family="table-column">
      <style:table-column-properties style:column-width="1.3125in"/>
    </style:style>
    <style:style style:name="Table12.B" style:family="table-column">
      <style:table-column-properties style:column-width="5.6146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71in" fo:margin-left="0in" table:align="left"/>
    </style:style>
    <style:style style:name="Table13.A" style:family="table-column">
      <style:table-column-properties style:column-width="1.3125in"/>
    </style:style>
    <style:style style:name="Table13.B" style:family="table-column">
      <style:table-column-properties style:column-width="5.6146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71in" fo:margin-left="0in" table:align="left"/>
    </style:style>
    <style:style style:name="Table14.A" style:family="table-column">
      <style:table-column-properties style:column-width="1.3125in"/>
    </style:style>
    <style:style style:name="Table14.B" style:family="table-column">
      <style:table-column-properties style:column-width="5.6146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71in" fo:margin-left="0in" table:align="left"/>
    </style:style>
    <style:style style:name="Table15.A" style:family="table-column">
      <style:table-column-properties style:column-width="1.3125in"/>
    </style:style>
    <style:style style:name="Table15.B" style:family="table-column">
      <style:table-column-properties style:column-width="5.6146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71in" fo:margin-left="0in" table:align="left"/>
    </style:style>
    <style:style style:name="Table16.A" style:family="table-column">
      <style:table-column-properties style:column-width="1.3125in"/>
    </style:style>
    <style:style style:name="Table16.B" style:family="table-column">
      <style:table-column-properties style:column-width="5.6146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71in" fo:margin-left="0in" table:align="left"/>
    </style:style>
    <style:style style:name="Table17.A" style:family="table-column">
      <style:table-column-properties style:column-width="1.3125in"/>
    </style:style>
    <style:style style:name="Table17.B" style:family="table-column">
      <style:table-column-properties style:column-width="5.6146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71in" fo:margin-left="0in" table:align="left"/>
    </style:style>
    <style:style style:name="Table18.A" style:family="table-column">
      <style:table-column-properties style:column-width="1.3125in"/>
    </style:style>
    <style:style style:name="Table18.B" style:family="table-column">
      <style:table-column-properties style:column-width="5.6146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71in" fo:margin-left="0in" table:align="left"/>
    </style:style>
    <style:style style:name="Table19.A" style:family="table-column">
      <style:table-column-properties style:column-width="1.3125in"/>
    </style:style>
    <style:style style:name="Table19.B" style:family="table-column">
      <style:table-column-properties style:column-width="5.6146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71in" fo:margin-left="0in" table:align="left"/>
    </style:style>
    <style:style style:name="Table20.A" style:family="table-column">
      <style:table-column-properties style:column-width="1.3125in"/>
    </style:style>
    <style:style style:name="Table20.B" style:family="table-column">
      <style:table-column-properties style:column-width="5.6146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71in" fo:margin-left="0in" table:align="left"/>
    </style:style>
    <style:style style:name="Table21.A" style:family="table-column">
      <style:table-column-properties style:column-width="1.3125in"/>
    </style:style>
    <style:style style:name="Table21.B" style:family="table-column">
      <style:table-column-properties style:column-width="5.6146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71in" fo:margin-left="0in" table:align="left"/>
    </style:style>
    <style:style style:name="Table22.A" style:family="table-column">
      <style:table-column-properties style:column-width="1.3125in"/>
    </style:style>
    <style:style style:name="Table22.B" style:family="table-column">
      <style:table-column-properties style:column-width="5.6146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71in" fo:margin-left="0in" table:align="left"/>
    </style:style>
    <style:style style:name="Table23.A" style:family="table-column">
      <style:table-column-properties style:column-width="1.3125in"/>
    </style:style>
    <style:style style:name="Table23.B" style:family="table-column">
      <style:table-column-properties style:column-width="5.6146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71in" fo:margin-left="0in" table:align="left"/>
    </style:style>
    <style:style style:name="Table24.A" style:family="table-column">
      <style:table-column-properties style:column-width="1.3125in"/>
    </style:style>
    <style:style style:name="Table24.B" style:family="table-column">
      <style:table-column-properties style:column-width="5.6146in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B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71in" fo:margin-left="0in" table:align="left"/>
    </style:style>
    <style:style style:name="Table25.A" style:family="table-column">
      <style:table-column-properties style:column-width="1.3125in"/>
    </style:style>
    <style:style style:name="Table25.B" style:family="table-column">
      <style:table-column-properties style:column-width="5.6146in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B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edec"/>
    </style:style>
    <style:style style:name="P2" style:family="paragraph" style:parent-style-name="Standard">
      <style:text-properties style:font-name="Liberation Sans" fo:font-size="11pt" fo:background-color="#ffffff" style:font-size-asian="11pt" style:font-name-complex="Arial" style:font-size-complex="11pt"/>
    </style:style>
    <style:style style:name="P3" style:family="paragraph" style:parent-style-name="Standard">
      <style:text-properties style:font-name="Liberation Sans" fo:font-size="11pt" officeooo:paragraph-rsid="001815e5" fo:background-color="#ffffff" style:font-size-asian="11pt" style:font-name-complex="Arial" style:font-size-complex="11pt"/>
    </style:style>
    <style:style style:name="P4" style:family="paragraph" style:parent-style-name="Standard">
      <style:text-properties style:font-name="Liberation Sans" fo:font-size="11pt" style:font-size-asian="11pt" style:font-size-complex="11pt"/>
    </style:style>
    <style:style style:name="P5" style:family="paragraph" style:parent-style-name="Standard">
      <style:text-properties style:font-name="Liberation Sans" fo:font-size="11pt" officeooo:paragraph-rsid="0015f2fe" style:font-size-asian="11pt" style:font-size-complex="11pt"/>
    </style:style>
    <style:style style:name="P6" style:family="paragraph" style:parent-style-name="Standard">
      <style:text-properties style:font-name="Liberation Sans" fo:font-size="11pt" officeooo:rsid="00174b2c" officeooo:paragraph-rsid="001bdb9d" style:font-size-asian="11pt" style:font-size-complex="11pt"/>
    </style:style>
    <style:style style:name="P7" style:family="paragraph" style:parent-style-name="Standard">
      <style:text-properties style:font-name="Liberation Sans" fo:font-size="11pt" officeooo:paragraph-rsid="001bdb9d" style:font-size-asian="11pt" style:font-size-complex="11pt"/>
    </style:style>
    <style:style style:name="P8" style:family="paragraph" style:parent-style-name="Standard">
      <style:text-properties style:font-name="Liberation Sans" fo:font-size="11pt" officeooo:paragraph-rsid="001dbe92" style:font-size-asian="11pt" style:font-size-complex="11pt"/>
    </style:style>
    <style:style style:name="P9" style:family="paragraph" style:parent-style-name="Standard">
      <style:text-properties style:font-name="Liberation Sans" fo:font-size="11pt" officeooo:paragraph-rsid="0020b4b6" style:font-size-asian="11pt" style:font-size-complex="11pt"/>
    </style:style>
    <style:style style:name="P10" style:family="paragraph" style:parent-style-name="Standard">
      <style:text-properties style:font-name="Liberation Sans" fo:font-size="11pt" officeooo:paragraph-rsid="0022298c" style:font-size-asian="11pt" style:font-size-complex="11pt"/>
    </style:style>
    <style:style style:name="P11" style:family="paragraph" style:parent-style-name="Standard">
      <style:text-properties style:font-name="Liberation Sans" fo:font-size="11pt" officeooo:paragraph-rsid="0022777e" style:font-size-asian="11pt" style:font-size-complex="11pt"/>
    </style:style>
    <style:style style:name="P12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Liberation Sans" fo:font-size="11pt" fo:background-color="#ffffff" style:font-size-asian="11pt" style:font-name-complex="Arial" style:font-size-complex="11pt"/>
    </style:style>
    <style:style style:name="P13" style:family="paragraph" style:parent-style-name="Standard">
      <style:paragraph-properties fo:margin-left="0.4917in" fo:margin-right="0in" fo:text-indent="0in" style:auto-text-indent="false">
        <style:tab-stops/>
      </style:paragraph-properties>
      <style:text-properties style:font-name="Liberation Sans" fo:font-size="11pt" fo:background-color="#ffffff" style:font-size-asian="11pt" style:font-name-complex="Arial" style:font-size-complex="11pt"/>
    </style:style>
    <style:style style:name="P14" style:family="paragraph" style:parent-style-name="Table_20_Contents">
      <style:text-properties style:font-name="Liberation Sans" fo:font-size="11pt" fo:font-weight="bold" officeooo:rsid="0015f2fe" officeooo:paragraph-rsid="0015f2fe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style:font-name="Liberation Sans" fo:font-size="11pt" fo:font-weight="bold" officeooo:rsid="0015f2fe" officeooo:paragraph-rsid="001bdb9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11pt" officeooo:rsid="00090152" officeooo:paragraph-rsid="00090152" style:font-size-asian="11pt" style:font-name-complex="Arial1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11pt" officeooo:rsid="000ab970" officeooo:paragraph-rsid="000ab970" style:font-size-asian="11pt" style:font-name-complex="Arial1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11pt" officeooo:rsid="000b178e" officeooo:paragraph-rsid="000b178e" style:font-size-asian="11pt" style:font-name-complex="Arial1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11pt" officeooo:rsid="000c8d13" officeooo:paragraph-rsid="000c8d13" style:font-size-asian="11pt" style:font-name-complex="Arial1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11pt" officeooo:rsid="000d82fd" officeooo:paragraph-rsid="000d82fd" style:font-size-asian="11pt" style:font-name-complex="Arial1" style:font-size-complex="11pt"/>
    </style:style>
    <style:style style:name="P21" style:family="paragraph" style:parent-style-name="Table_20_Contents">
      <style:text-properties style:font-name="Liberation Sans" fo:font-size="11pt" officeooo:rsid="001dbe92" officeooo:paragraph-rsid="001dbe92" style:font-size-asian="11pt" style:font-size-complex="11pt"/>
    </style:style>
    <style:style style:name="P22" style:family="paragraph" style:parent-style-name="Table_20_Contents">
      <style:text-properties style:font-name="Liberation Sans" fo:font-size="11pt" officeooo:rsid="001ebc2f" officeooo:paragraph-rsid="001ebc2f" style:font-size-asian="11pt" style:font-size-complex="11pt"/>
    </style:style>
    <style:style style:name="P23" style:family="paragraph" style:parent-style-name="Table_20_Contents">
      <style:text-properties style:font-name="Liberation Sans" fo:font-size="11pt" officeooo:rsid="0020b4b6" officeooo:paragraph-rsid="0020b4b6" style:font-size-asian="11pt" style:font-size-complex="11pt"/>
    </style:style>
    <style:style style:name="P24" style:family="paragraph" style:parent-style-name="Table_20_Contents">
      <style:text-properties style:font-name="Liberation Sans" fo:font-size="11pt" officeooo:rsid="00213d4f" officeooo:paragraph-rsid="00213d4f" style:font-size-asian="11pt" style:font-size-complex="11pt"/>
    </style:style>
    <style:style style:name="P25" style:family="paragraph" style:parent-style-name="Table_20_Contents">
      <style:text-properties style:font-name="Liberation Sans" fo:font-size="11pt" officeooo:rsid="0022298c" officeooo:paragraph-rsid="0022298c" style:font-size-asian="11pt" style:font-size-complex="11pt"/>
    </style:style>
    <style:style style:name="P26" style:family="paragraph" style:parent-style-name="Table_20_Contents">
      <style:text-properties style:font-name="Liberation Sans" fo:font-size="11pt" officeooo:rsid="0022777e" officeooo:paragraph-rsid="0022777e" style:font-size-asian="11pt" style:font-size-complex="11pt"/>
    </style:style>
    <style:style style:name="T1" style:family="text">
      <style:text-properties fo:color="#000000" style:font-name="Liberation Sans" fo:font-size="11pt" fo:language="es" fo:country="ES" fo:font-weight="bold" fo:background-color="#ffffff" loext:char-shading-value="0" style:font-size-asian="11pt" style:font-weight-asian="bold" style:font-name-complex="Arial" style:font-size-complex="11pt"/>
    </style:style>
    <style:style style:name="T2" style:family="text">
      <style:text-properties officeooo:rsid="000ab970"/>
    </style:style>
    <style:style style:name="T3" style:family="text">
      <style:text-properties officeooo:rsid="000b178e"/>
    </style:style>
    <style:style style:name="T4" style:family="text">
      <style:text-properties officeooo:rsid="000d9eeb"/>
    </style:style>
    <style:style style:name="T5" style:family="text">
      <style:text-properties officeooo:rsid="001ebc2f"/>
    </style:style>
    <style:style style:name="T6" style:family="text">
      <style:text-properties officeooo:rsid="0022777e"/>
    </style:style>
    <style:style style:name="T7" style:family="text">
      <style:text-properties style:font-name="Liberation Sans" fo:font-size="11pt" fo:font-weight="bold" fo:background-color="#ffffff" loext:char-shading-value="0" style:font-size-asian="11pt" style:font-weight-asian="bold" style:font-name-complex="Arial" style:font-size-complex="11pt"/>
    </style:style>
    <style:style style:name="T8" style:family="text">
      <style:text-properties style:font-name="Liberation Sans" fo:font-size="11pt" fo:font-weight="bold" officeooo:rsid="001bedec" fo:background-color="#ffffff" loext:char-shading-value="0" style:font-size-asian="11pt" style:font-weight-asian="bold" style:font-name-complex="Arial" style:font-size-complex="11pt"/>
    </style:style>
    <style:style style:name="T9" style:family="text">
      <style:text-properties officeooo:rsid="0025ba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ID</text:p>
          </table:table-cell>
          <table:table-cell table:style-name="Table1.B1" office:value-type="string">
            <text:p text:style-name="Standard"><text:span text:style-name="Fuente_20_de_20_párrafo_20_predeter."><text:span text:style-name="T1">SCMU</text:span></text:span><text:span text:style-name="Fuente_20_de_20_párrafo_20_predeter."><text:span text:style-name="T7"> -1</text:span></text:span></text:p>
          </table:table-cell>
        </table:table-row>
        <table:table-row>
          <table:table-cell table:style-name="Table1.A2" office:value-type="string">
            <text:p text:style-name="P14">Nombre</text:p>
          </table:table-cell>
          <table:table-cell table:style-name="Table1.B2" office:value-type="string">
            <text:p text:style-name="P4">Verificar que la conexión a la base de datos funcione, con solo cambiar los datos básicos de un motor de base de datos MYSQL a otro.</text:p>
          </table:table-cell>
        </table:table-row>
        <table:table-row>
          <table:table-cell table:style-name="Table1.A2" office:value-type="string">
            <text:p text:style-name="P14">Descripción</text:p>
          </table:table-cell>
          <table:table-cell table:style-name="Table1.B2" office:value-type="string">
            <text:p text:style-name="P4">Verificar que la conexión se realice apropiadamente.</text:p>
          </table:table-cell>
        </table:table-row>
        <table:table-row>
          <table:table-cell table:style-name="Table1.A2" office:value-type="string">
            <text:p text:style-name="P14">Precondiciones</text:p>
          </table:table-cell>
          <table:table-cell table:style-name="Table1.B2" office:value-type="string">
            <text:p text:style-name="P4">- La máquina donde se ejecute el sistema, debe tener instalado el motor de base de datos MYSQL.</text:p>
            <text:p text:style-name="P4">- La máquina donde se ejecute el sistema, debe tener instalado el Framework de java para ejecutarse sin problemas.</text:p>
            <text:p text:style-name="P4">-Para ejecutarse se necesita el entorno de programación Netbeans.</text:p>
          </table:table-cell>
        </table:table-row>
        <table:table-row>
          <table:table-cell table:style-name="Table1.A2" office:value-type="string">
            <text:p text:style-name="P14">Pasos</text:p>
          </table:table-cell>
          <table:table-cell table:style-name="Table1.B2" office:value-type="string">
            <text:p text:style-name="P4">1. Abra el sistema con el entorno de programación Netbeans diríjase a la carpeta conexiónBD, abra el archivo Config y en el método abrirConexion cambie el nombre del servidor seguido del número del puerto en donde se ejecuta actualmente el motor MYSQL, ingrese el usuario y la contraseña en los campos especificados.</text:p>
            <text:p text:style-name="P4">2. Los campos ingresados, deben corresponder a la base de datos MYSQL <text:s/>instalada en el equipo.</text:p>
            <text:p text:style-name="P4">3. Haga clic guardar.</text:p>
            <text:p text:style-name="P4">4. Haga clic en ejecutar.</text:p>
            <text:p text:style-name="P4">5. Verifique que la conexión se realice sin problemas.</text:p>
          </table:table-cell>
        </table:table-row>
        <table:table-row>
          <table:table-cell table:style-name="Table1.A2" office:value-type="string">
            <text:p text:style-name="P14">Resultados Esperados</text:p>
          </table:table-cell>
          <table:table-cell table:style-name="Table1.B2" office:value-type="string">
            <text:p text:style-name="P4">Pasa si:</text:p>
            <text:p text:style-name="P4">- Luego del paso 4, la ventana principal del sistema se despliega correctamente</text:p>
            <text:p text:style-name="P4">- Luego del paso 5:</text:p>
            <text:p text:style-name="P4">- la conexión no generó errores en el sistema.</text:p>
            <text:p text:style-name="P4"/>
            <text:p text:style-name="P4">Falla si:</text:p>
            <text:p text:style-name="P4">- No se muestra la ventana principal, <text:s/>o hay errores de conexión desplegados en el entorno Netbeans.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ID</text:p>
          </table:table-cell>
          <table:table-cell table:style-name="Table2.B1" office:value-type="string">
            <text:p text:style-name="Standard"><text:span text:style-name="Fuente_20_de_20_párrafo_20_predeter."><text:span text:style-name="T1">SCMU</text:span></text:span><text:span text:style-name="Fuente_20_de_20_párrafo_20_predeter."><text:span text:style-name="T7"> -2</text:span></text:span></text:p>
          </table:table-cell>
        </table:table-row>
        <table:table-row>
          <table:table-cell table:style-name="Table2.A2" office:value-type="string">
            <text:p text:style-name="P14">Nombre</text:p>
          </table:table-cell>
          <table:table-cell table:style-name="Table2.B2" office:value-type="string">
            <text:p text:style-name="P2">Verificar que la conexión a la base de datos cuando el sistema deje de ejecutarse, sea cerrada.</text:p>
          </table:table-cell>
        </table:table-row>
        <table:table-row>
          <table:table-cell table:style-name="Table2.A2" office:value-type="string">
            <text:p text:style-name="P14">Descripción</text:p>
          </table:table-cell>
          <table:table-cell table:style-name="Table2.B2" office:value-type="string">
            <text:p text:style-name="P2">Verificar que la conexión se finalice apropiadamente</text:p>
          </table:table-cell>
        </table:table-row>
        <table:table-row>
          <table:table-cell table:style-name="Table2.A2" office:value-type="string">
            <text:p text:style-name="P14">Precondiciones</text:p>
          </table:table-cell>
          <table:table-cell table:style-name="Table2.B2" office:value-type="string">
            <text:p text:style-name="P2">- La máquina donde se ejecute el sistema, debe tener instalado el motor de base de datos MYSQL.</text:p>
            <text:p text:style-name="P2">- La máquina donde se ejecute el sistema, debe tener instalado el Framework de java para ejecutarse sin problemas.</text:p>
            <text:p text:style-name="P2">-Para ejecutarse se necesita el entorno de programación Netbeans.</text:p>
          </table:table-cell>
        </table:table-row>
        <table:table-row>
          <table:table-cell table:style-name="Table2.A2" office:value-type="string">
            <text:p text:style-name="P14">Pasos</text:p>
          </table:table-cell>
          <table:table-cell table:style-name="Table2.B2" office:value-type="string">
            <text:p text:style-name="P2">1. Abra el sistema con el entorno de programación Netbeans diríjase a la carpeta conexiónBD, abra el archivo Config y en el método cerrarConexion verificar que funciona correctamente.</text:p>
            <text:p text:style-name="P2">2. Se debe verificar que cuando el sistema finalice de usarse, se llame a este método.</text:p>
          </table:table-cell>
        </table:table-row>
        <table:table-row>
          <table:table-cell table:style-name="Table2.A2" office:value-type="string">
            <text:p text:style-name="P14">Resultados Esperados</text:p>
          </table:table-cell>
          <table:table-cell table:style-name="Table2.B2" office:value-type="string">
            <text:p text:style-name="P2">Pasa si:</text:p>
            <text:p text:style-name="P2">- Luego del paso 1, el método no funciona correctamente.</text:p>
            <text:p text:style-name="P2">- Luego del paso 1, el sistema <text:s/>hace uso de este método de seguridad a la base de datos.</text:p>
            <text:p text:style-name="P2"/>
            <text:p text:style-name="P2">Falla si:</text:p>
            <text:p text:style-name="P2"><text:soft-page-break/>- El método no funciona correctamente.</text:p>
            <text:p text:style-name="P2">- El sistema no hace un llamado a este método cuando va a cerrarse.</text:p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ID</text:p>
          </table:table-cell>
          <table:table-cell table:style-name="Table3.B1" office:value-type="string">
            <text:p text:style-name="Standard"><text:span text:style-name="Fuente_20_de_20_párrafo_20_predeter."><text:span text:style-name="T1">SCMU</text:span></text:span><text:span text:style-name="Fuente_20_de_20_párrafo_20_predeter."><text:span text:style-name="T7"> -3</text:span></text:span></text:p>
          </table:table-cell>
        </table:table-row>
        <table:table-row>
          <table:table-cell table:style-name="Table3.A2" office:value-type="string">
            <text:p text:style-name="P14">Nombre</text:p>
          </table:table-cell>
          <table:table-cell table:style-name="Table3.B2" office:value-type="string">
            <text:p text:style-name="P2">Verificar que se logra ingresar un artículo en la base de datos, <text:s/>integrando la Conexion_Articulo con el archivo Config, mediante instancias.</text:p>
          </table:table-cell>
        </table:table-row>
        <table:table-row>
          <table:table-cell table:style-name="Table3.A2" office:value-type="string">
            <text:p text:style-name="P14">Descripción</text:p>
          </table:table-cell>
          <table:table-cell table:style-name="Table3.B2" office:value-type="string">
            <text:p text:style-name="P2">Verificar que la conexión se realice apropiadamente con llamadas entre las dos clases.</text:p>
          </table:table-cell>
        </table:table-row>
        <table:table-row>
          <table:table-cell table:style-name="Table3.A2" office:value-type="string">
            <text:p text:style-name="P14">Precondiciones</text:p>
          </table:table-cell>
          <table:table-cell table:style-name="Table3.B2" office:value-type="string">
            <text:p text:style-name="P2">- La máquina donde se ejecute el sistema, debe tener instalado el motor de base de datos MYSQL.</text:p>
            <text:p text:style-name="P2">- La máquina donde se ejecute el sistema, debe tener instalado el Framework de java para ejecutarse sin problemas.</text:p>
            <text:p text:style-name="P2">-Para ejecutarse se necesita el entorno de programación Netbeans.</text:p>
          </table:table-cell>
        </table:table-row>
        <table:table-row>
          <table:table-cell table:style-name="Table3.A2" office:value-type="string">
            <text:p text:style-name="P14">Pasos</text:p>
          </table:table-cell>
          <table:table-cell table:style-name="Table3.B2" office:value-type="string">
            <text:p text:style-name="P2">1. Abrir el sistema con Netbeans.</text:p>
            <text:p text:style-name="P2">2. Ejecutar el sistema.</text:p>
            <text:p text:style-name="P2">3. Verificar que los llamados se hagan de forma correcta entre las clases de conexión a la base de datos.</text:p>
            <text:p text:style-name="P2">4. Verificar que las instancias sean bien utilizadas.</text:p>
          </table:table-cell>
        </table:table-row>
        <table:table-row>
          <table:table-cell table:style-name="Table3.A2" office:value-type="string">
            <text:p text:style-name="P14">Resultados Esperados</text:p>
          </table:table-cell>
          <table:table-cell table:style-name="Table3.B2" office:value-type="string">
            <text:p text:style-name="P2">Pasa si:</text:p>
            <text:p text:style-name="P2">- Luego del paso 3, los llamados funcionan correctamente.</text:p>
            <text:p text:style-name="P2">- Luego del paso 4:</text:p>
            <text:p text:style-name="P12">- Todas las instancias se pueden ejecutar correctamente para dar soporte a los procesos del sistema.</text:p>
            <text:p text:style-name="P2"/>
            <text:p text:style-name="P2">Falla si:</text:p>
            <text:p text:style-name="P2">- Si no se ejecutan correctamente los llamados a las instancias con respecto a la conexión a la base de datos.</text:p>
          </table:table-cell>
        </table:table-row>
      </table:table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ID</text:p>
          </table:table-cell>
          <table:table-cell table:style-name="Table4.B1" office:value-type="string">
            <text:p text:style-name="Standard"><text:span text:style-name="Fuente_20_de_20_párrafo_20_predeter."><text:span text:style-name="T1">SCMU</text:span></text:span><text:span text:style-name="Fuente_20_de_20_párrafo_20_predeter."><text:span text:style-name="T7"> -4</text:span></text:span></text:p>
          </table:table-cell>
        </table:table-row>
        <table:table-row>
          <table:table-cell table:style-name="Table4.A2" office:value-type="string">
            <text:p text:style-name="P14">Nombre</text:p>
          </table:table-cell>
          <table:table-cell table:style-name="Table4.B2" office:value-type="string">
            <text:p text:style-name="P2">Verificar que el método de insertarArticulo de la clase Conexion_Articulo tenga un correcto funcionamiento.</text:p>
          </table:table-cell>
        </table:table-row>
        <table:table-row>
          <table:table-cell table:style-name="Table4.A2" office:value-type="string">
            <text:p text:style-name="P14">Descripción</text:p>
          </table:table-cell>
          <table:table-cell table:style-name="Table4.B2" office:value-type="string">
            <text:p text:style-name="P2">Verificar que el método funcione correctamente y tenga la sintaxis apropiada para realizar una modificación a un artículo.</text:p>
          </table:table-cell>
        </table:table-row>
        <table:table-row>
          <table:table-cell table:style-name="Table4.A2" office:value-type="string">
            <text:p text:style-name="P14">Precondiciones</text:p>
          </table:table-cell>
          <table:table-cell table:style-name="Table4.B2" office:value-type="string">
            <text:p text:style-name="P2">- La máquina donde se ejecute el sistema, debe tener instalado el motor de base de datos MYSQL.</text:p>
            <text:p text:style-name="P2">- La máquina donde se ejecute el sistema, debe tener instalado el Framework de java para ejecutarse sin problemas.</text:p>
            <text:p text:style-name="P2">-Para ejecutarse se necesita el entorno de programación Netbeans.</text:p>
          </table:table-cell>
        </table:table-row>
        <table:table-row>
          <table:table-cell table:style-name="Table4.A2" office:value-type="string">
            <text:p text:style-name="P14">Pasos</text:p>
          </table:table-cell>
          <table:table-cell table:style-name="Table4.B2" office:value-type="string">
            <text:p text:style-name="P2">1. Abrir el sistema con Netbeans.</text:p>
            <text:p text:style-name="P2">2. Ejecutar el sistema.</text:p>
            <text:p text:style-name="P2">3. Verificar que el método sea ejecutado correctamente y funcione verificándolo contra la base de datos MYSQL.</text:p>
            <text:p text:style-name="P2">4. verificar la sintaxis SQL que esté de acuerdo a la versión instalada.</text:p>
          </table:table-cell>
        </table:table-row>
        <table:table-row>
          <table:table-cell table:style-name="Table4.A2" office:value-type="string">
            <text:p text:style-name="P14">Resultados Esperados</text:p>
          </table:table-cell>
          <table:table-cell table:style-name="Table4.B2" office:value-type="string">
            <text:p text:style-name="P2">Pasa si:</text:p>
            <text:p text:style-name="P2">- Luego del paso 3, el método funciona correctamente.</text:p>
            <text:p text:style-name="P2">- Luego del paso 4:</text:p>
            <text:p text:style-name="P13">- La sintaxis utilizada no da problemas en la máquina donde se ejecuta.</text:p>
            <text:p text:style-name="P2"><text:soft-page-break/></text:p>
            <text:p text:style-name="P2">Falla si:</text:p>
            <text:p text:style-name="P2">- Si el método no inserta nada en la base de datos.</text:p>
            <text:p text:style-name="P2">- Se presentan errores de sintaxis, o advertencias.</text:p>
          </table:table-cell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">ID</text:p>
          </table:table-cell>
          <table:table-cell table:style-name="Table5.B1" office:value-type="string">
            <text:p text:style-name="Standard"><text:span text:style-name="Fuente_20_de_20_párrafo_20_predeter."><text:span text:style-name="T1">SCMU</text:span></text:span><text:span text:style-name="Fuente_20_de_20_párrafo_20_predeter."><text:span text:style-name="T7"> -5</text:span></text:span></text:p>
          </table:table-cell>
        </table:table-row>
        <table:table-row>
          <table:table-cell table:style-name="Table5.A2" office:value-type="string">
            <text:p text:style-name="P14">Nombre</text:p>
          </table:table-cell>
          <table:table-cell table:style-name="Table5.B2" office:value-type="string">
            <text:p text:style-name="P2">Verificar que el método de buscarArticulo de la clase Conexion_Articulo tenga un correcto funcionamiento.</text:p>
          </table:table-cell>
        </table:table-row>
        <table:table-row>
          <table:table-cell table:style-name="Table5.A2" office:value-type="string">
            <text:p text:style-name="P14">Descripción</text:p>
          </table:table-cell>
          <table:table-cell table:style-name="Table5.B2" office:value-type="string">
            <text:p text:style-name="P2">Verificar que el método funcione correctamente y tenga la sintaxis apropiada para realizar una modificación a un artículo.</text:p>
          </table:table-cell>
        </table:table-row>
        <table:table-row>
          <table:table-cell table:style-name="Table5.A2" office:value-type="string">
            <text:p text:style-name="P14">Precondiciones</text:p>
          </table:table-cell>
          <table:table-cell table:style-name="Table5.B2" office:value-type="string">
            <text:p text:style-name="P2">- La máquina donde se ejecute el sistema, debe tener instalado el motor de base de datos MYSQL.</text:p>
            <text:p text:style-name="P2">- La máquina donde se ejecute el sistema, debe tener instalado el Framework de java para ejecutarse sin problemas.</text:p>
            <text:p text:style-name="P2">-Para ejecutarse se necesita el entorno de programación Netbeans.</text:p>
          </table:table-cell>
        </table:table-row>
        <table:table-row>
          <table:table-cell table:style-name="Table5.A2" office:value-type="string">
            <text:p text:style-name="P14">Pasos</text:p>
          </table:table-cell>
          <table:table-cell table:style-name="Table5.B2" office:value-type="string">
            <text:p text:style-name="P2">1. Abrir el sistema con Netbeans.</text:p>
            <text:p text:style-name="P2">2. Ejecutar el sistema.</text:p>
            <text:p text:style-name="P2">3. Verificar que el método sea ejecutado correctamente y funcione verificándolo contra la base de datos MYSQL.</text:p>
            <text:p text:style-name="P2">4. verificar la sintaxis SQL que esté de acuerdo a la versión instalada.</text:p>
            <text:p text:style-name="P2">5. Verificar que los datos obtenidos de la base de datos, sean los que corresponden a la búsqueda realizada.</text:p>
          </table:table-cell>
        </table:table-row>
        <table:table-row>
          <table:table-cell table:style-name="Table5.A2" office:value-type="string">
            <text:p text:style-name="P14">Resultados Esperados</text:p>
          </table:table-cell>
          <table:table-cell table:style-name="Table5.B2" office:value-type="string">
            <text:p text:style-name="P2">Pasa si:</text:p>
            <text:p text:style-name="P2">- Luego del paso 3, los el método funciona correctamente.</text:p>
            <text:p text:style-name="P2">- Luego del paso 4:- La sintaxis utilizada no da problemas en la máquina donde se ejecuta.</text:p>
            <text:p text:style-name="P2">- Luego del paso 5:- El resultado devuelto es el correspondiente a los datos ingresados para la búsqueda.</text:p>
            <text:p text:style-name="P2"/>
            <text:p text:style-name="P2"/>
            <text:p text:style-name="P2">Falla si:</text:p>
            <text:p text:style-name="P2">- Si el método no retorna datos.</text:p>
            <text:p text:style-name="P2">- Se presentan errores de sintaxis, o advertencias.</text:p>
            <text:p text:style-name="P2">- Retorna datos que no corresponden según la base de datos.</text:p>
          </table:table-cell>
        </table:table-row>
      </table:table>
      <text:p text:style-name="P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4">ID</text:p>
          </table:table-cell>
          <table:table-cell table:style-name="Table6.B1" office:value-type="string">
            <text:p text:style-name="Standard"><text:span text:style-name="Fuente_20_de_20_párrafo_20_predeter."><text:span text:style-name="T1">SCMU</text:span></text:span><text:span text:style-name="Fuente_20_de_20_párrafo_20_predeter."><text:span text:style-name="T7"> -6</text:span></text:span></text:p>
          </table:table-cell>
        </table:table-row>
        <table:table-row>
          <table:table-cell table:style-name="Table6.A2" office:value-type="string">
            <text:p text:style-name="P14">Nombre</text:p>
          </table:table-cell>
          <table:table-cell table:style-name="Table6.B2" office:value-type="string">
            <text:p text:style-name="P2">Verificar que el método de <text:span text:style-name="T9">modificar</text:span>Articulode la clase Conexion_Articulo tenga un correcto funcionamiento.</text:p>
          </table:table-cell>
        </table:table-row>
        <table:table-row>
          <table:table-cell table:style-name="Table6.A2" office:value-type="string">
            <text:p text:style-name="P14">Descripción</text:p>
          </table:table-cell>
          <table:table-cell table:style-name="Table6.B2" office:value-type="string">
            <text:p text:style-name="P2">Verificar que el método funcione correctamente y tenga la sintaxis apropiada para realizar una modificación a un artículo.</text:p>
          </table:table-cell>
        </table:table-row>
        <table:table-row>
          <table:table-cell table:style-name="Table6.A2" office:value-type="string">
            <text:p text:style-name="P14">Precondiciones</text:p>
          </table:table-cell>
          <table:table-cell table:style-name="Table6.B2" office:value-type="string">
            <text:p text:style-name="P2">- La máquina donde se ejecute el sistema, debe tener instalado el motor de base de datos MYSQL.</text:p>
            <text:p text:style-name="P2">- La máquina donde se ejecute el sistema, debe tener instalado el Framework de java para ejecutarse sin problemas.</text:p>
            <text:p text:style-name="P2">-Para ejecutarse se necesita el entorno de programación Netbeans.</text:p>
          </table:table-cell>
        </table:table-row>
        <table:table-row>
          <table:table-cell table:style-name="Table6.A2" office:value-type="string">
            <text:p text:style-name="P14">Pasos</text:p>
          </table:table-cell>
          <table:table-cell table:style-name="Table6.B2" office:value-type="string">
            <text:p text:style-name="P2">1. Abrir el sistema con Netbeans.</text:p>
            <text:p text:style-name="P2">2. Ejecutar el sistema.</text:p>
            <text:p text:style-name="P2">3. Verificar que el método sea ejecutado correctamente y funcione verificándolo <text:soft-page-break/>contra la base de datos MYSQL.</text:p>
            <text:p text:style-name="P2">4. verificar la sintaxis SQL que esté de acuerdo a la versión instalada.</text:p>
            <text:p text:style-name="P2">5. Verificar que el artículo que se pretende eliminar, si se pueda eliminar.</text:p>
          </table:table-cell>
        </table:table-row>
        <table:table-row>
          <table:table-cell table:style-name="Table6.A2" office:value-type="string">
            <text:p text:style-name="P14">Resultados Esperados</text:p>
          </table:table-cell>
          <table:table-cell table:style-name="Table6.B2" office:value-type="string">
            <text:p text:style-name="P2">Pasa si:</text:p>
            <text:p text:style-name="P2">- Luego del paso 3, los el método funciona correctamente.</text:p>
            <text:p text:style-name="P2">- Luego del paso 4:- La sintaxis utilizada no da problemas en la máquina donde se ejecuta.</text:p>
            <text:p text:style-name="P2">- Luego del paso 5:- El artículo desaparece de la base de datos.</text:p>
            <text:p text:style-name="P2"/>
            <text:p text:style-name="P2"/>
            <text:p text:style-name="P2">Falla si:</text:p>
            <text:p text:style-name="P2">- Si el método no elimina de la base de datos.</text:p>
            <text:p text:style-name="P2">- Se presentan errores de sintaxis, o advertencias.</text:p>
          </table:table-cell>
        </table:table-row>
      </table:table>
      <text:p text:style-name="P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">ID</text:p>
          </table:table-cell>
          <table:table-cell table:style-name="Table7.B1" office:value-type="string">
            <text:p text:style-name="Standard"><text:span text:style-name="Fuente_20_de_20_párrafo_20_predeter."><text:span text:style-name="T1">SCMU</text:span></text:span><text:span text:style-name="Fuente_20_de_20_párrafo_20_predeter."><text:span text:style-name="T7"> -7</text:span></text:span></text:p>
          </table:table-cell>
        </table:table-row>
        <table:table-row>
          <table:table-cell table:style-name="Table7.A2" office:value-type="string">
            <text:p text:style-name="P14">Nombre</text:p>
          </table:table-cell>
          <table:table-cell table:style-name="Table7.B2" office:value-type="string">
            <text:p text:style-name="P2">Verificar que el método de eliminarArticulode la clase Conexion_Articulo tenga un correcto funcionamiento.</text:p>
          </table:table-cell>
        </table:table-row>
        <table:table-row>
          <table:table-cell table:style-name="Table7.A2" office:value-type="string">
            <text:p text:style-name="P14">Descripción</text:p>
          </table:table-cell>
          <table:table-cell table:style-name="Table7.B2" office:value-type="string">
            <text:p text:style-name="P2">Verificar que el método funcione correctamente y tenga la sintaxis apropiada para realizar una modificación a un artículo.</text:p>
          </table:table-cell>
        </table:table-row>
        <table:table-row>
          <table:table-cell table:style-name="Table7.A2" office:value-type="string">
            <text:p text:style-name="P14">Precondiciones</text:p>
          </table:table-cell>
          <table:table-cell table:style-name="Table7.B2" office:value-type="string">
            <text:p text:style-name="P2">- La máquina donde se ejecute el sistema, debe tener instalado el motor de base de datos MYSQL.</text:p>
            <text:p text:style-name="P2">- La máquina donde se ejecute el sistema, debe tener instalado el Framework de java para ejecutarse sin problemas.</text:p>
            <text:p text:style-name="P2">-Para ejecutarse se necesita el entorno de programación Netbeans.</text:p>
          </table:table-cell>
        </table:table-row>
        <table:table-row>
          <table:table-cell table:style-name="Table7.A2" office:value-type="string">
            <text:p text:style-name="P14">Pasos</text:p>
          </table:table-cell>
          <table:table-cell table:style-name="Table7.B2" office:value-type="string">
            <text:p text:style-name="P2">1. Abrir el sistema con Netbeans.</text:p>
            <text:p text:style-name="P2">2. Ejecutar el sistema.</text:p>
            <text:p text:style-name="P2">3. Verificar que el método sea ejecutado correctamente y funcione verificándolo contra la base de datos MYSQL.</text:p>
            <text:p text:style-name="P2">4. verificar la sintaxis SQL que esté de acuerdo a la versión instalada.</text:p>
            <text:p text:style-name="P2">5. Verificar que el artículo que se pretende eliminar, si se pueda eliminar.</text:p>
          </table:table-cell>
        </table:table-row>
        <table:table-row>
          <table:table-cell table:style-name="Table7.A2" office:value-type="string">
            <text:p text:style-name="P14">Resultados Esperados</text:p>
          </table:table-cell>
          <table:table-cell table:style-name="Table7.B2" office:value-type="string">
            <text:p text:style-name="P2">Pasa si:</text:p>
            <text:p text:style-name="P2">- Luego del paso 3, los el método funciona correctamente.</text:p>
            <text:p text:style-name="P2">- Luego del paso 4:- La sintaxis utilizada no da problemas en la máquina donde se ejecuta.</text:p>
            <text:p text:style-name="P2">- Luego del paso 5:- El artículo desaparece de la base de datos.</text:p>
            <text:p text:style-name="P2"/>
            <text:p text:style-name="P2"/>
            <text:p text:style-name="P2">Falla si:</text:p>
            <text:p text:style-name="P2">- Si el método no elimina de la base de datos.</text:p>
            <text:p text:style-name="P2">- Se presentan errores de sintaxis, o advertencias.</text:p>
          </table:table-cell>
        </table:table-row>
      </table:table>
      <text:p text:style-name="P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4">ID</text:p>
          </table:table-cell>
          <table:table-cell table:style-name="Table8.B1" office:value-type="string">
            <text:p text:style-name="Standard"><text:span text:style-name="Fuente_20_de_20_párrafo_20_predeter."><text:span text:style-name="T1">SCMU</text:span></text:span><text:span text:style-name="Fuente_20_de_20_párrafo_20_predeter."><text:span text:style-name="T7"> -8</text:span></text:span></text:p>
          </table:table-cell>
        </table:table-row>
        <table:table-row>
          <table:table-cell table:style-name="Table8.A2" office:value-type="string">
            <text:p text:style-name="P14">Nombre</text:p>
          </table:table-cell>
          <table:table-cell table:style-name="Table8.B2" office:value-type="string">
            <text:p text:style-name="P2">Verificar que el método de mostrarMensajeError de la clase InterfaceMensajes tenga un correcto funcionamiento.</text:p>
          </table:table-cell>
        </table:table-row>
        <table:table-row>
          <table:table-cell table:style-name="Table8.A2" office:value-type="string">
            <text:p text:style-name="P14">Descripción</text:p>
          </table:table-cell>
          <table:table-cell table:style-name="Table8.B2" office:value-type="string">
            <text:p text:style-name="P2">Verificar que el método funcione correctamente y despliegue el mensaje de error recibido, como un error de ingreso de datos en el sistema.</text:p>
          </table:table-cell>
        </table:table-row>
        <table:table-row>
          <table:table-cell table:style-name="Table8.A2" office:value-type="string">
            <text:p text:style-name="P14">Precondiciones</text:p>
          </table:table-cell>
          <table:table-cell table:style-name="Table8.B2" office:value-type="string">
            <text:p text:style-name="P2">- La máquina donde se ejecute el sistema, debe tener instalado el motor de base de datos MYSQL.</text:p>
            <text:p text:style-name="P2"><text:soft-page-break/>- La máquina donde se ejecute el sistema, debe tener instalado el Framework de java para ejecutarse sin problemas.</text:p>
            <text:p text:style-name="P2">-Para ejecutarse se necesita el entorno de programación Netbeans.</text:p>
          </table:table-cell>
        </table:table-row>
        <table:table-row>
          <table:table-cell table:style-name="Table8.A2" office:value-type="string">
            <text:p text:style-name="P14">Pasos</text:p>
          </table:table-cell>
          <table:table-cell table:style-name="Table8.B2" office:value-type="string">
            <text:p text:style-name="P2">1. Abrir el sistema con Netbeans.</text:p>
            <text:p text:style-name="P2">2. Ejecutar el sistema.</text:p>
            <text:p text:style-name="P2">3. Verificar que el método sea ejecutado correctamente y funcione.</text:p>
            <text:p text:style-name="P2">4. verificar que se recibe el mensaje esperado.</text:p>
            <text:p text:style-name="P2">5. Verificar el mensaje recibido se muestre sin problemas.</text:p>
          </table:table-cell>
        </table:table-row>
        <table:table-row>
          <table:table-cell table:style-name="Table8.A2" office:value-type="string">
            <text:p text:style-name="P14">Resultados Esperados</text:p>
          </table:table-cell>
          <table:table-cell table:style-name="Table8.B2" office:value-type="string">
            <text:p text:style-name="P2">Pasa si:</text:p>
            <text:p text:style-name="P2">- Luego del paso 3:- los el método funciona correctamente.</text:p>
            <text:p text:style-name="P2">- Luego del paso 4:- el mensaje se recibe correctamente.</text:p>
            <text:p text:style-name="P2">- Luego del paso 5:- el mensaje se despliega sin errores.</text:p>
            <text:p text:style-name="P2"/>
            <text:p text:style-name="P2"/>
            <text:p text:style-name="P2">Falla si:</text:p>
            <text:p text:style-name="P2">- Si el método no funciona correctamente.</text:p>
            <text:p text:style-name="P2">- No se recibe el mensaje correcto.</text:p>
            <text:p text:style-name="P2">- No se despliega el mensaje recibido.</text:p>
          </table:table-cell>
        </table:table-row>
      </table:table>
      <text:p text:style-name="P5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4">ID</text:p>
          </table:table-cell>
          <table:table-cell table:style-name="Table9.B1" office:value-type="string">
            <text:p text:style-name="Standard"><text:span text:style-name="Fuente_20_de_20_párrafo_20_predeter."><text:span text:style-name="T1">SCMU</text:span></text:span><text:span text:style-name="Fuente_20_de_20_párrafo_20_predeter."><text:span text:style-name="T7"> -9</text:span></text:span></text:p>
          </table:table-cell>
        </table:table-row>
        <table:table-row>
          <table:table-cell table:style-name="Table9.A2" office:value-type="string">
            <text:p text:style-name="P14">Nombre</text:p>
          </table:table-cell>
          <table:table-cell table:style-name="Table9.B2" office:value-type="string">
            <text:p text:style-name="P2">Verificar que el método de mostrarMensajeAdvertencia de la clase InterfaceMensajes tenga un correcto funcionamiento.</text:p>
          </table:table-cell>
        </table:table-row>
        <table:table-row>
          <table:table-cell table:style-name="Table9.A2" office:value-type="string">
            <text:p text:style-name="P14">Descripción</text:p>
          </table:table-cell>
          <table:table-cell table:style-name="Table9.B2" office:value-type="string">
            <text:p text:style-name="P2">Verificar que el método funcione correctamente y despliegue el mensaje de advertencia recibido, como una advertencia de ingreso de datos en el sistema o de validación.</text:p>
          </table:table-cell>
        </table:table-row>
        <table:table-row>
          <table:table-cell table:style-name="Table9.A2" office:value-type="string">
            <text:p text:style-name="P14">Precondiciones</text:p>
          </table:table-cell>
          <table:table-cell table:style-name="Table9.B2" office:value-type="string">
            <text:p text:style-name="P2">- La máquina donde se ejecute el sistema, debe tener instalado el motor de base de datos MYSQL.</text:p>
            <text:p text:style-name="P2">- La máquina donde se ejecute el sistema, debe tener instalado el Framework de java para ejecutarse sin problemas.</text:p>
            <text:p text:style-name="P2">-Para ejecutarse se necesita el entorno de programación Netbeans.</text:p>
          </table:table-cell>
        </table:table-row>
        <table:table-row>
          <table:table-cell table:style-name="Table9.A2" office:value-type="string">
            <text:p text:style-name="P14">Pasos</text:p>
          </table:table-cell>
          <table:table-cell table:style-name="Table9.B2" office:value-type="string">
            <text:p text:style-name="P2">1. Abrir el sistema con Netbeans.</text:p>
            <text:p text:style-name="P2">2. Ejecutar el sistema.</text:p>
            <text:p text:style-name="P2">3. Verificar que el método sea ejecutado correctamente y funcione.</text:p>
            <text:p text:style-name="P2">4. verificar que se recibe el mensaje esperado.</text:p>
            <text:p text:style-name="P2">5. Verificar el mensaje recibido se muestre sin problemas.</text:p>
          </table:table-cell>
        </table:table-row>
        <table:table-row>
          <table:table-cell table:style-name="Table9.A2" office:value-type="string">
            <text:p text:style-name="P14">Resultados Esperados</text:p>
          </table:table-cell>
          <table:table-cell table:style-name="Table9.B2" office:value-type="string">
            <text:p text:style-name="P2">Pasa si:</text:p>
            <text:p text:style-name="P2">- Luego del paso 3:- los el método funciona correctamente.</text:p>
            <text:p text:style-name="P2">- Luego del paso 4:- el mensaje se recibe correctamente.</text:p>
            <text:p text:style-name="P2">- Luego del paso 5:- el mensaje se despliega sin errores.</text:p>
            <text:p text:style-name="P2"/>
            <text:p text:style-name="P2"/>
            <text:p text:style-name="P2">Falla si:</text:p>
            <text:p text:style-name="P2">- Si el método no funciona correctamente.</text:p>
            <text:p text:style-name="P2">- No se recibe el mensaje correcto.</text:p>
            <text:p text:style-name="P2">- No se despliega el mensaje recibido.</text:p>
          </table:table-cell>
        </table:table-row>
      </table:table>
      <text:p text:style-name="P5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4">ID</text:p>
          </table:table-cell>
          <table:table-cell table:style-name="Table10.B1" office:value-type="string">
            <text:p text:style-name="Standard"><text:span text:style-name="Fuente_20_de_20_párrafo_20_predeter."><text:span text:style-name="T1">SCMU</text:span></text:span><text:span text:style-name="Fuente_20_de_20_párrafo_20_predeter."><text:span text:style-name="T7"> -10</text:span></text:span></text:p>
          </table:table-cell>
        </table:table-row>
        <table:table-row>
          <table:table-cell table:style-name="Table10.A2" office:value-type="string">
            <text:p text:style-name="P14">Nombre</text:p>
          </table:table-cell>
          <table:table-cell table:style-name="Table10.B2" office:value-type="string">
            <text:p text:style-name="P2">Verificar que el método de mostrarMensajeExitode la clase InterfaceMensajes <text:soft-page-break/>tenga un correcto funcionamiento.</text:p>
          </table:table-cell>
        </table:table-row>
        <table:table-row>
          <table:table-cell table:style-name="Table10.A2" office:value-type="string">
            <text:p text:style-name="P14">Descripción</text:p>
          </table:table-cell>
          <table:table-cell table:style-name="Table10.B2" office:value-type="string">
            <text:p text:style-name="P2">Verificar que el método funcione correctamente y despliegue el mensaje de éxito recibido, de función realizada con éxito.</text:p>
          </table:table-cell>
        </table:table-row>
        <table:table-row>
          <table:table-cell table:style-name="Table10.A2" office:value-type="string">
            <text:p text:style-name="P14">Precondiciones</text:p>
          </table:table-cell>
          <table:table-cell table:style-name="Table10.B2" office:value-type="string">
            <text:p text:style-name="P2">- La máquina donde se ejecute el sistema, debe tener instalado el motor de base de datos MYSQL.</text:p>
            <text:p text:style-name="P2">- La máquina donde se ejecute el sistema, debe tener instalado el Framework de java para ejecutarse sin problemas.</text:p>
            <text:p text:style-name="P2">-Para ejecutarse se necesita el entorno de programación Netbeans.</text:p>
          </table:table-cell>
        </table:table-row>
        <table:table-row>
          <table:table-cell table:style-name="Table10.A2" office:value-type="string">
            <text:p text:style-name="P14">Pasos</text:p>
          </table:table-cell>
          <table:table-cell table:style-name="Table10.B2" office:value-type="string">
            <text:p text:style-name="P2">1. Abrir el sistema con Netbeans.</text:p>
            <text:p text:style-name="P2">2. Ejecutar el sistema.</text:p>
            <text:p text:style-name="P2">3. Verificar que el método sea ejecutado correctamente y funcione.</text:p>
            <text:p text:style-name="P2">4. verificar que se recibe el mensaje esperado.</text:p>
            <text:p text:style-name="P2">5. Verificar el mensaje recibido se muestre sin problemas.</text:p>
          </table:table-cell>
        </table:table-row>
        <table:table-row>
          <table:table-cell table:style-name="Table10.A2" office:value-type="string">
            <text:p text:style-name="P14">Resultados Esperados</text:p>
          </table:table-cell>
          <table:table-cell table:style-name="Table10.B2" office:value-type="string">
            <text:p text:style-name="P2">Pasa si:</text:p>
            <text:p text:style-name="P2">- Luego del paso 3:- los el método funciona correctamente.</text:p>
            <text:p text:style-name="P2">- Luego del paso 4:- el mensaje se recibe correctamente.</text:p>
            <text:p text:style-name="P2">- Luego del paso 5:- el mensaje se despliega sin errores.</text:p>
            <text:p text:style-name="P2"/>
            <text:p text:style-name="P2"/>
            <text:p text:style-name="P2">Falla si:</text:p>
            <text:p text:style-name="P2">- Si el método no funciona correctamente.</text:p>
            <text:p text:style-name="P2">- No se recibe el mensaje correcto.</text:p>
            <text:p text:style-name="P2">- No se despliega el mensaje recibido.</text:p>
          </table:table-cell>
        </table:table-row>
      </table:table>
      <text:p text:style-name="P5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4">ID</text:p>
          </table:table-cell>
          <table:table-cell table:style-name="Table11.B1" office:value-type="string">
            <text:p text:style-name="Standard"><text:span text:style-name="Fuente_20_de_20_párrafo_20_predeter."><text:span text:style-name="T1">SCMU</text:span></text:span><text:span text:style-name="Fuente_20_de_20_párrafo_20_predeter."><text:span text:style-name="T7"> -11</text:span></text:span></text:p>
          </table:table-cell>
        </table:table-row>
        <table:table-row>
          <table:table-cell table:style-name="Table11.A2" office:value-type="string">
            <text:p text:style-name="P14">Nombre</text:p>
          </table:table-cell>
          <table:table-cell table:style-name="Table11.B2" office:value-type="string">
            <text:p text:style-name="P2">Verificar que el Objeto artículo tenga los atributos necesarios para ser transportado entre los diferentes paquetes, y tenga la concordancia correcta para ser almacenado en la base de datos.</text:p>
          </table:table-cell>
        </table:table-row>
        <table:table-row>
          <table:table-cell table:style-name="Table11.A2" office:value-type="string">
            <text:p text:style-name="P14">Descripción</text:p>
          </table:table-cell>
          <table:table-cell table:style-name="Table11.B2" office:value-type="string">
            <text:p text:style-name="P2">Verificar que se está usando este objeto artículo en todo el sistema, en lugar de cadenas de datos, esto por seguridad.</text:p>
          </table:table-cell>
        </table:table-row>
        <table:table-row>
          <table:table-cell table:style-name="Table11.A2" office:value-type="string">
            <text:p text:style-name="P14">Precondiciones</text:p>
          </table:table-cell>
          <table:table-cell table:style-name="Table11.B2" office:value-type="string">
            <text:p text:style-name="P2">- La máquina donde se ejecute el sistema, debe tener instalado el motor de base de datos MYSQL.</text:p>
            <text:p text:style-name="P2">- La máquina donde se ejecute el sistema, debe tener instalado el Framework de java para ejecutarse sin problemas.</text:p>
            <text:p text:style-name="P2">-Para ejecutarse se necesita el entorno de programación Netbeans.</text:p>
          </table:table-cell>
        </table:table-row>
        <table:table-row>
          <table:table-cell table:style-name="Table11.A2" office:value-type="string">
            <text:p text:style-name="P14">Pasos</text:p>
          </table:table-cell>
          <table:table-cell table:style-name="Table11.B2" office:value-type="string">
            <text:p text:style-name="P2">1. Abrir el sistema con Netbeans.</text:p>
            <text:p text:style-name="P2">2. Ejecutar el sistema.</text:p>
            <text:p text:style-name="P2">3. Verificar que el objeto artículo está siendo utilizado en el sistema, para enviar y recibir datos entre la lógica, la conexión y la interfaz gráfica.</text:p>
            <text:p text:style-name="P2">4. verificar que se está validando correctamente.</text:p>
          </table:table-cell>
        </table:table-row>
        <table:table-row>
          <table:table-cell table:style-name="Table11.A2" office:value-type="string">
            <text:p text:style-name="P14">Resultados Esperados</text:p>
          </table:table-cell>
          <table:table-cell table:style-name="Table11.B2" office:value-type="string">
            <text:p text:style-name="P2">Pasa si:</text:p>
            <text:p text:style-name="P2">- Luego del paso 3:- el objeto artículo es el que se usa entre los paquetes.</text:p>
            <text:p text:style-name="P2">- Luego del paso 4:- el objeto artículo se está llenando apropiadamente.</text:p>
            <text:p text:style-name="P2"/>
            <text:p text:style-name="P2">Falla si:</text:p>
            <text:p text:style-name="P2">- Si el objeto artículo, deja de usarse y se envían cadenas de caracteres en su lugar.</text:p>
          </table:table-cell>
        </table:table-row>
      </table:table>
      <text:p text:style-name="P5"/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office:value-type="string">
            <text:p text:style-name="P14">ID</text:p>
          </table:table-cell>
          <table:table-cell table:style-name="Table12.B1" office:value-type="string">
            <text:p text:style-name="Standard"><text:span text:style-name="Fuente_20_de_20_párrafo_20_predeter."><text:span text:style-name="T1">SCMU</text:span></text:span><text:span text:style-name="Fuente_20_de_20_párrafo_20_predeter."><text:span text:style-name="T7"> -12</text:span></text:span></text:p>
          </table:table-cell>
        </table:table-row>
        <table:table-row>
          <table:table-cell table:style-name="Table12.A2" office:value-type="string">
            <text:p text:style-name="P14">Nombre</text:p>
          </table:table-cell>
          <table:table-cell table:style-name="Table12.B2" office:value-type="string">
            <text:p text:style-name="P2">Verificar que el Objeto artículo tenga los métodos GETTERY SETTER necesarios para ser abastecido de <text:s/>datos <text:s/>que corresponden a la base de datos.</text:p>
          </table:table-cell>
        </table:table-row>
        <table:table-row>
          <table:table-cell table:style-name="Table12.A2" office:value-type="string">
            <text:p text:style-name="P14">Descripción</text:p>
          </table:table-cell>
          <table:table-cell table:style-name="Table12.B2" office:value-type="string">
            <text:p text:style-name="P2">Verificar que el objeto artículo este siendo de uso, a través de los GETTER y SETTER, además del constructor de la clase objeto.</text:p>
          </table:table-cell>
        </table:table-row>
        <table:table-row>
          <table:table-cell table:style-name="Table12.A2" office:value-type="string">
            <text:p text:style-name="P14">Precondiciones</text:p>
          </table:table-cell>
          <table:table-cell table:style-name="Table12.B2" office:value-type="string">
            <text:p text:style-name="P2">- La máquina donde se ejecute el sistema, debe tener instalado el motor de base de datos MYSQL.</text:p>
            <text:p text:style-name="P2">- La máquina donde se ejecute el sistema, debe tener instalado el Framework de java para ejecutarse sin problemas.</text:p>
            <text:p text:style-name="P2">-Para ejecutarse se necesita el entorno de programación Netbeans.</text:p>
          </table:table-cell>
        </table:table-row>
        <table:table-row>
          <table:table-cell table:style-name="Table12.A2" office:value-type="string">
            <text:p text:style-name="P14">Pasos</text:p>
          </table:table-cell>
          <table:table-cell table:style-name="Table12.B2" office:value-type="string">
            <text:p text:style-name="P2">1. Abrir el sistema con Netbeans.</text:p>
            <text:p text:style-name="P2">2. Ejecutar el sistema.</text:p>
            <text:p text:style-name="P2">3. Verificar que el objeto artículo tiene apropiadamente organizados los métodos GETTER y SETTER y si funcionan.</text:p>
            <text:p text:style-name="P2">4. verificar que el constructor de la clase cumple con la función de llenar los atributos recibidos.</text:p>
          </table:table-cell>
        </table:table-row>
        <table:table-row>
          <table:table-cell table:style-name="Table12.A2" office:value-type="string">
            <text:p text:style-name="P14">Resultados Esperados</text:p>
          </table:table-cell>
          <table:table-cell table:style-name="Table12.B2" office:value-type="string">
            <text:p text:style-name="P2">Pasa si:</text:p>
            <text:p text:style-name="P2">- Luego del paso 3:- en el objeto artículo se puede hacer el llamado a cualquier GET o SET de la clase y éste funciona correctamente.</text:p>
            <text:p text:style-name="P2">- Luego del paso 4:- el constructor de la clase funciona.</text:p>
            <text:p text:style-name="P2"/>
            <text:p text:style-name="P2">Falla si:</text:p>
            <text:p text:style-name="P2">- Si un GET o un SET <text:s/>de la clase no funciona.</text:p>
            <text:p text:style-name="P2">- Si el constructor de la clase no realiza la atribución de datos.</text:p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4">ID</text:p>
          </table:table-cell>
          <table:table-cell table:style-name="Table13.B1" office:value-type="string">
            <text:p text:style-name="Standard"><text:span text:style-name="Fuente_20_de_20_párrafo_20_predeter."><text:span text:style-name="T1">SCMU</text:span></text:span><text:span text:style-name="Fuente_20_de_20_párrafo_20_predeter."><text:span text:style-name="T7"> -13</text:span></text:span></text:p>
          </table:table-cell>
        </table:table-row>
        <table:table-row>
          <table:table-cell table:style-name="Table13.A2" office:value-type="string">
            <text:p text:style-name="P14">Nombre</text:p>
          </table:table-cell>
          <table:table-cell table:style-name="Table13.B2" office:value-type="string">
            <text:p text:style-name="P2">Verificar que se logre imprimir en PDF <text:s/>la información de un artículo.</text:p>
          </table:table-cell>
        </table:table-row>
        <table:table-row>
          <table:table-cell table:style-name="Table13.A2" office:value-type="string">
            <text:p text:style-name="P14">Descripción</text:p>
          </table:table-cell>
          <table:table-cell table:style-name="Table13.B2" office:value-type="string">
            <text:p text:style-name="P2">Verificar que el artículo buscado en la base de datos, se pueda imprimir en PDF y pueda ser visualizado.</text:p>
          </table:table-cell>
        </table:table-row>
        <table:table-row>
          <table:table-cell table:style-name="Table13.A2" office:value-type="string">
            <text:p text:style-name="P14">Precondiciones</text:p>
          </table:table-cell>
          <table:table-cell table:style-name="Table13.B2" office:value-type="string">
            <text:p text:style-name="P2">- La máquina donde se ejecute el sistema, debe tener instalado el motor de base de datos MYSQL.</text:p>
            <text:p text:style-name="P2">- La máquina donde se ejecute el sistema, debe tener instalado el Framework de java para ejecutarse sin problemas.</text:p>
            <text:p text:style-name="P2">-Para ejecutarse se necesita el entorno de programación Netbeans.</text:p>
            <text:p text:style-name="P2">-Se necesita tener instalado un lector de PDF.</text:p>
          </table:table-cell>
        </table:table-row>
        <table:table-row>
          <table:table-cell table:style-name="Table13.A2" office:value-type="string">
            <text:p text:style-name="P14">Pasos</text:p>
          </table:table-cell>
          <table:table-cell table:style-name="Table13.B2" office:value-type="string">
            <text:p text:style-name="P2">1. Abrir el sistema con Netbeans.</text:p>
            <text:p text:style-name="P2">2. Ejecutar el sistema.</text:p>
            <text:p text:style-name="P2">3. Buscar un artículo en la base de datos.</text:p>
            <text:p text:style-name="P2">4. dar clic en imprimir.</text:p>
          </table:table-cell>
        </table:table-row>
        <table:table-row>
          <table:table-cell table:style-name="Table13.A2" office:value-type="string">
            <text:p text:style-name="P14">Resultados Esperados</text:p>
          </table:table-cell>
          <table:table-cell table:style-name="Table13.B2" office:value-type="string">
            <text:p text:style-name="P2">Pasa si:</text:p>
            <text:p text:style-name="P2">- Luego del paso 4:- el artículo buscado se abre la información en PDF y se muestra.</text:p>
            <text:p text:style-name="P2"/>
            <text:p text:style-name="P2">Falla si:</text:p>
            <text:p text:style-name="P2">- Si el artículo buscado no se guarda en PDF.</text:p>
          </table:table-cell>
        </table:table-row>
      </table:table>
      <text:p text:style-name="P5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4">ID</text:p>
          </table:table-cell>
          <table:table-cell table:style-name="Table14.B1" office:value-type="string">
            <text:p text:style-name="Standard"><text:span text:style-name="Fuente_20_de_20_párrafo_20_predeter."><text:span text:style-name="T1">SCMU</text:span></text:span><text:span text:style-name="Fuente_20_de_20_párrafo_20_predeter."><text:span text:style-name="T7"> -14</text:span></text:span></text:p>
          </table:table-cell>
        </table:table-row>
        <text:soft-page-break/>
        <table:table-row>
          <table:table-cell table:style-name="Table14.A2" office:value-type="string">
            <text:p text:style-name="P14">Nombre</text:p>
          </table:table-cell>
          <table:table-cell table:style-name="Table14.B2" office:value-type="string">
            <text:p text:style-name="P2">Verificar que estén referenciadas las librerías del sistema dentro del mismo.</text:p>
          </table:table-cell>
        </table:table-row>
        <table:table-row>
          <table:table-cell table:style-name="Table14.A2" office:value-type="string">
            <text:p text:style-name="P14">Descripción</text:p>
          </table:table-cell>
          <table:table-cell table:style-name="Table14.B2" office:value-type="string">
            <text:p text:style-name="P2">Verificar que las librerías del sistema estén adjuntas y referenciadas donde se necesiten.</text:p>
          </table:table-cell>
        </table:table-row>
        <table:table-row>
          <table:table-cell table:style-name="Table14.A2" office:value-type="string">
            <text:p text:style-name="P14">Precondiciones</text:p>
          </table:table-cell>
          <table:table-cell table:style-name="Table14.B2" office:value-type="string">
            <text:p text:style-name="P2">- La máquina donde se ejecute el sistema, debe tener instalado el motor de base de datos MYSQL.</text:p>
            <text:p text:style-name="P2">- La máquina donde se ejecute el sistema, debe tener instalado el Framework de java para ejecutarse sin problemas.</text:p>
            <text:p text:style-name="P2">-Para ejecutarse se necesita el entorno de programación Netbeans.</text:p>
          </table:table-cell>
        </table:table-row>
        <table:table-row>
          <table:table-cell table:style-name="Table14.A2" office:value-type="string">
            <text:p text:style-name="P14">Pasos</text:p>
          </table:table-cell>
          <table:table-cell table:style-name="Table14.B2" office:value-type="string">
            <text:p text:style-name="P2">1. Abrir el sistema con Netbeans.</text:p>
            <text:p text:style-name="P2">2. Abrir la carpeta de librerías y revisar las referencias.</text:p>
            <text:p text:style-name="P2">3. Abrir los paquetes del sistema y verificar en el paquete ConexionBD y en Objetos, en la clase Config y en Imprimir, respectivamente, que las referencias necesarias a las librerías estén bien hechas.</text:p>
          </table:table-cell>
        </table:table-row>
        <table:table-row>
          <table:table-cell table:style-name="Table14.A2" office:value-type="string">
            <text:p text:style-name="P14">Resultados Esperados</text:p>
          </table:table-cell>
          <table:table-cell table:style-name="Table14.B2" office:value-type="string">
            <text:p text:style-name="P2">Pasa si:</text:p>
            <text:p text:style-name="P2">- Luego del paso 2:- las referencias a las librerías no muestran errores.</text:p>
            <text:p text:style-name="P2">- Las referencias en las clases, están bien redactadas.</text:p>
            <text:p text:style-name="P2"/>
            <text:p text:style-name="P2">Falla si:</text:p>
            <text:p text:style-name="P2">- La referencia a la librería esta en advertencia porque no se encuentra.</text:p>
            <text:p text:style-name="P2">- Las referencias dentro de las clases no están hechas.</text:p>
          </table:table-cell>
        </table:table-row>
      </table:table>
      <text:p text:style-name="P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4">ID</text:p>
          </table:table-cell>
          <table:table-cell table:style-name="Table15.B1" office:value-type="string">
            <text:p text:style-name="Standard"><text:span text:style-name="Fuente_20_de_20_párrafo_20_predeter."><text:span text:style-name="T1">SCMU</text:span></text:span><text:span text:style-name="Fuente_20_de_20_párrafo_20_predeter."><text:span text:style-name="T7"> -15</text:span></text:span></text:p>
          </table:table-cell>
        </table:table-row>
        <table:table-row>
          <table:table-cell table:style-name="Table15.A2" office:value-type="string">
            <text:p text:style-name="P14">Nombre</text:p>
          </table:table-cell>
          <table:table-cell table:style-name="Table15.B2" office:value-type="string">
            <text:p text:style-name="P2">Verificar que los comentarios estén bien redactados</text:p>
          </table:table-cell>
        </table:table-row>
        <table:table-row>
          <table:table-cell table:style-name="Table15.A2" office:value-type="string">
            <text:p text:style-name="P14">Descripción</text:p>
          </table:table-cell>
          <table:table-cell table:style-name="Table15.B2" office:value-type="string">
            <text:p text:style-name="P2">Verificar cada clase del sistema tiene los respectivos comentarios.</text:p>
          </table:table-cell>
        </table:table-row>
        <table:table-row>
          <table:table-cell table:style-name="Table15.A2" office:value-type="string">
            <text:p text:style-name="P14">Precondiciones</text:p>
          </table:table-cell>
          <table:table-cell table:style-name="Table15.B2" office:value-type="string">
            <text:p text:style-name="P2">- La máquina donde se ejecute el sistema, debe tener instalado el motor de base de datos MYSQL.</text:p>
            <text:p text:style-name="P2">- La máquina donde se ejecute el sistema, debe tener instalado el Framework de java para ejecutarse sin problemas.</text:p>
            <text:p text:style-name="P2">-Para ejecutarse se necesita el entorno de programación Netbeans.</text:p>
          </table:table-cell>
        </table:table-row>
        <table:table-row>
          <table:table-cell table:style-name="Table15.A2" office:value-type="string">
            <text:p text:style-name="P14">Pasos</text:p>
          </table:table-cell>
          <table:table-cell table:style-name="Table15.B2" office:value-type="string">
            <text:p text:style-name="P2">1. Abrir el sistema con Netbeans.</text:p>
            <text:p text:style-name="P2">2. Abrir los paquetes y las clases para verificar los comentarios.</text:p>
            <text:p text:style-name="P2">3. Revisar la documentación Javadoc generada dentro del sistema</text:p>
            <text:p text:style-name="P2"/>
          </table:table-cell>
        </table:table-row>
        <table:table-row>
          <table:table-cell table:style-name="Table15.A2" office:value-type="string">
            <text:p text:style-name="P14">Resultados Esperados</text:p>
          </table:table-cell>
          <table:table-cell table:style-name="Table15.B2" office:value-type="string">
            <text:p text:style-name="P2">Pasa si:</text:p>
            <text:p text:style-name="P2">- Luego del paso 2:- los comentarios están redactados.</text:p>
            <text:p text:style-name="P2">- El Javadoc está generado.</text:p>
            <text:p text:style-name="P2"/>
            <text:p text:style-name="P2">Falla si:</text:p>
            <text:p text:style-name="P2">- No se encuentra comentario en algún método.</text:p>
            <text:p text:style-name="P2">- El Javadoc contiene errores.</text:p>
          </table:table-cell>
        </table:table-row>
      </table:table>
      <text:p text:style-name="P5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4">ID</text:p>
          </table:table-cell>
          <table:table-cell table:style-name="Table16.B1" office:value-type="string">
            <text:p text:style-name="Standard"><text:span text:style-name="Fuente_20_de_20_párrafo_20_predeter."><text:span text:style-name="T1">SCMU</text:span></text:span><text:span text:style-name="Fuente_20_de_20_párrafo_20_predeter."><text:span text:style-name="T7"> -16</text:span></text:span></text:p>
          </table:table-cell>
        </table:table-row>
        <table:table-row>
          <table:table-cell table:style-name="Table16.A2" office:value-type="string">
            <text:p text:style-name="P14">Nombre</text:p>
          </table:table-cell>
          <table:table-cell table:style-name="Table16.B2" office:value-type="string">
            <text:p text:style-name="P3">Verificar que las divisiones entre paquetes del sistema estén bien hechas.</text:p>
          </table:table-cell>
        </table:table-row>
        <table:table-row>
          <table:table-cell table:style-name="Table16.A2" office:value-type="string">
            <text:p text:style-name="P14">Descripción</text:p>
          </table:table-cell>
          <table:table-cell table:style-name="Table16.B2" office:value-type="string">
            <text:p text:style-name="P2">Verificar la estructura general de carpetas del sistema.</text:p>
          </table:table-cell>
        </table:table-row>
        <table:table-row>
          <table:table-cell table:style-name="Table16.A2" office:value-type="string">
            <text:p text:style-name="P14">Precondiciones</text:p>
          </table:table-cell>
          <table:table-cell table:style-name="Table16.B2" office:value-type="string">
            <text:p text:style-name="P2">- La máquina donde se ejecute el sistema, debe tener instalado el motor de base de datos MYSQL.</text:p>
            <text:p text:style-name="P2">- La máquina donde se ejecute el sistema, debe tener instalado el Framework de <text:soft-page-break/>java para ejecutarse sin problemas.</text:p>
            <text:p text:style-name="P2">-Para ejecutarse se necesita el entorno de programación Netbeans.</text:p>
          </table:table-cell>
        </table:table-row>
        <table:table-row>
          <table:table-cell table:style-name="Table16.A2" office:value-type="string">
            <text:p text:style-name="P14">Pasos</text:p>
          </table:table-cell>
          <table:table-cell table:style-name="Table16.B2" office:value-type="string">
            <text:p text:style-name="P2">1. Abrir el sistema con Netbeans.</text:p>
            <text:p text:style-name="P2">2. Abrir el proyecto.</text:p>
            <text:p text:style-name="P2">3. Revisar la división entre paquetes de lógica, interfaz, conexión con la base de datos y Objetos.</text:p>
            <text:p text:style-name="P2"/>
          </table:table-cell>
        </table:table-row>
        <table:table-row>
          <table:table-cell table:style-name="Table16.A2" office:value-type="string">
            <text:p text:style-name="P14">Resultados Esperados</text:p>
          </table:table-cell>
          <table:table-cell table:style-name="Table16.B2" office:value-type="string">
            <text:p text:style-name="P2">Pasa si:</text:p>
            <text:p text:style-name="P2">- La división entre carpetas es la más apropiada para el tipo de sistema.</text:p>
            <text:p text:style-name="P2"/>
            <text:p text:style-name="P2">Falla si:</text:p>
            <text:p text:style-name="P2">- La división está mal hecha o hay división más de la necesaria.</text:p>
            <text:p text:style-name="P2"/>
          </table:table-cell>
        </table:table-row>
      </table:table>
      <text:p text:style-name="P5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4">ID</text:p>
          </table:table-cell>
          <table:table-cell table:style-name="Table17.B1" office:value-type="string">
            <text:p text:style-name="P1"><text:span text:style-name="Fuente_20_de_20_párrafo_20_predeter."><text:span text:style-name="T1">SCMU</text:span></text:span><text:span text:style-name="Fuente_20_de_20_párrafo_20_predeter."><text:span text:style-name="T7"> -1</text:span></text:span><text:span text:style-name="Fuente_20_de_20_párrafo_20_predeter."><text:span text:style-name="T8">7</text:span></text:span></text:p>
          </table:table-cell>
        </table:table-row>
        <table:table-row>
          <table:table-cell table:style-name="Table17.A2" office:value-type="string">
            <text:p text:style-name="P14">Nombre</text:p>
          </table:table-cell>
          <table:table-cell table:style-name="Table17.B2" office:value-type="string">
            <text:p text:style-name="P16">Validación de espacios de texto para valores alfanuméricos</text:p>
          </table:table-cell>
        </table:table-row>
        <table:table-row>
          <table:table-cell table:style-name="Table17.A2" office:value-type="string">
            <text:p text:style-name="P14">Descripción</text:p>
          </table:table-cell>
          <table:table-cell table:style-name="Table17.B2" office:value-type="string">
            <text:p text:style-name="P16">Comprobar que los campos de texto validan el tipo de datos que se digitan, en correspondencia con su tipo en la base de datos</text:p>
          </table:table-cell>
        </table:table-row>
        <table:table-row>
          <table:table-cell table:style-name="Table17.A2" office:value-type="string">
            <text:p text:style-name="P14">Precondiciones</text:p>
          </table:table-cell>
          <table:table-cell table:style-name="Table17.B2" office:value-type="string">
            <text:p text:style-name="P4">- La máquina donde se ejecute el sistema, debe tener instalado el motor de base de datos MYSQL.</text:p>
            <text:p text:style-name="P4">- La máquina donde se ejecute el sistema, debe tener instalado el Framework de java para ejecutarse sin problemas.</text:p>
            <text:p text:style-name="P4">-Para ejecutarse se necesita el entorno de programación Netbeans.</text:p>
          </table:table-cell>
        </table:table-row>
        <table:table-row>
          <table:table-cell table:style-name="Table17.A2" office:value-type="string">
            <text:p text:style-name="P14">Pasos</text:p>
          </table:table-cell>
          <table:table-cell table:style-name="Table17.B2" office:value-type="string">
            <text:p text:style-name="P16">1. Ejecute el proyecto en el IDE Netbeans</text:p>
            <text:p text:style-name="P16">2. Digite en cada uno de los campos de texto, valores con el tipo <text:span text:style-name="T2">de datos que no correspondan a valores que se almacenan en <text:s/>la base de datos</text:span> </text:p>
            <text:p text:style-name="P17">3. Verifique que el programa realice la validación de los tipos de datos correspondientes a cada una de los espacios</text:p>
          </table:table-cell>
        </table:table-row>
        <table:table-row>
          <table:table-cell table:style-name="Table17.A2" office:value-type="string">
            <text:p text:style-name="P14">Resultados Esperados</text:p>
          </table:table-cell>
          <table:table-cell table:style-name="Table17.B2" office:value-type="string">
            <text:p text:style-name="P17">Pasa si:</text:p>
            <text:p text:style-name="P17">-<text:span text:style-name="T3">el programa realiza la validación de cada uno de los campos de texto antes de almacenar valores en la base de datos</text:span></text:p>
            <text:p text:style-name="P17">Falla si:</text:p>
            <text:p text:style-name="P17">-<text:span text:style-name="T3">el programa se cae, o</text:span></text:p>
            <text:p text:style-name="P17">-<text:span text:style-name="T3">el programa almacena en la base de datos, valores que no corresponden al tipo de dato que se pretende almacenar</text:span></text:p>
          </table:table-cell>
        </table:table-row>
      </table:table>
      <text:p text:style-name="P6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5">ID</text:p>
          </table:table-cell>
          <table:table-cell table:style-name="Table18.B1" office:value-type="string">
            <text:p text:style-name="P1"><text:span text:style-name="Fuente_20_de_20_párrafo_20_predeter."><text:span text:style-name="T1">SCMU</text:span></text:span><text:span text:style-name="Fuente_20_de_20_párrafo_20_predeter."><text:span text:style-name="T7"> -1</text:span></text:span><text:span text:style-name="Fuente_20_de_20_párrafo_20_predeter."><text:span text:style-name="T8">8</text:span></text:span></text:p>
          </table:table-cell>
        </table:table-row>
        <table:table-row>
          <table:table-cell table:style-name="Table18.A2" office:value-type="string">
            <text:p text:style-name="P15">Nombre</text:p>
          </table:table-cell>
          <table:table-cell table:style-name="Table18.B2" office:value-type="string">
            <text:p text:style-name="P18">Validación de la extensión de los espacios de texto</text:p>
          </table:table-cell>
        </table:table-row>
        <table:table-row>
          <table:table-cell table:style-name="Table18.A2" office:value-type="string">
            <text:p text:style-name="P15">Descripción</text:p>
          </table:table-cell>
          <table:table-cell table:style-name="Table18.B2" office:value-type="string">
            <text:p text:style-name="P18">Comprobar que los campos de texto validan la extensión de los valores que se digitan en ellos. </text:p>
          </table:table-cell>
        </table:table-row>
        <table:table-row>
          <table:table-cell table:style-name="Table18.A2" office:value-type="string">
            <text:p text:style-name="P15">Precondiciones</text:p>
          </table:table-cell>
          <table:table-cell table:style-name="Table18.B2" office:value-type="string">
            <text:p text:style-name="P4">- La máquina donde se ejecute el sistema, debe tener instalado el motor de base de datos MYSQL.</text:p>
            <text:p text:style-name="P4">- La máquina donde se ejecute el sistema, debe tener instalado el Framework de java para ejecutarse sin problemas.</text:p>
            <text:p text:style-name="P4">-Para ejecutarse se necesita el entorno de programación Netbeans.</text:p>
          </table:table-cell>
        </table:table-row>
        <table:table-row>
          <table:table-cell table:style-name="Table18.A2" office:value-type="string">
            <text:p text:style-name="P15">Pasos</text:p>
          </table:table-cell>
          <table:table-cell table:style-name="Table18.B2" office:value-type="string">
            <text:p text:style-name="P18">1. Ejecute el programa en el IDE Netbeans </text:p>
            <text:p text:style-name="P18">2. Digitar un valor o una cadena de caractéres según corresponda, con una <text:soft-page-break/>extensión que este fuera de los valores normales para ese espacio </text:p>
            <text:p text:style-name="P19">3. Verifique que el programa valide la extensión de los valores ingresados, no permita digitar valores mayores a la extensión normal del mismo, y notifique al usuario de esta situación</text:p>
          </table:table-cell>
        </table:table-row>
        <table:table-row>
          <table:table-cell table:style-name="Table18.A2" office:value-type="string">
            <text:p text:style-name="P15">Resultados Esperados</text:p>
          </table:table-cell>
          <table:table-cell table:style-name="Table18.B2" office:value-type="string">
            <text:p text:style-name="P20">Pasa si:</text:p>
            <text:p text:style-name="P20">-el programa realiza <text:span text:style-name="T4">las validaciones correspondientes</text:span></text:p>
            <text:p text:style-name="P20">Falla si:</text:p>
            <text:p text:style-name="P20">-<text:span text:style-name="T4">el programa no realiza las validaciones correspondientes, o</text:span></text:p>
            <text:p text:style-name="P20">-<text:span text:style-name="T4">se cae al introducir valores mayores a los que la base de datos puede almacenar</text:span></text:p>
          </table:table-cell>
        </table:table-row>
      </table:table>
      <text:p text:style-name="P7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5">ID</text:p>
          </table:table-cell>
          <table:table-cell table:style-name="Table19.B1" office:value-type="string">
            <text:p text:style-name="P1"><text:span text:style-name="Fuente_20_de_20_párrafo_20_predeter."><text:span text:style-name="T1">SCMU</text:span></text:span><text:span text:style-name="Fuente_20_de_20_párrafo_20_predeter."><text:span text:style-name="T7"> -1</text:span></text:span><text:span text:style-name="Fuente_20_de_20_párrafo_20_predeter."><text:span text:style-name="T8">9</text:span></text:span></text:p>
          </table:table-cell>
        </table:table-row>
        <table:table-row>
          <table:table-cell table:style-name="Table19.A2" office:value-type="string">
            <text:p text:style-name="P15">Nombre</text:p>
          </table:table-cell>
          <table:table-cell table:style-name="Table19.B2" office:value-type="string">
            <text:p text:style-name="P21">Verificar que el manejo de la interfaz sea intuitivo</text:p>
          </table:table-cell>
        </table:table-row>
        <table:table-row>
          <table:table-cell table:style-name="Table19.A2" office:value-type="string">
            <text:p text:style-name="P15">Descripción</text:p>
          </table:table-cell>
          <table:table-cell table:style-name="Table19.B2" office:value-type="string">
            <text:p text:style-name="P21">Probar que la interfaz de la aplicación presente de forma intuitiva opciones para la usabilidad por parte del usuario del sistema</text:p>
          </table:table-cell>
        </table:table-row>
        <table:table-row>
          <table:table-cell table:style-name="Table19.A2" office:value-type="string">
            <text:p text:style-name="P15">Precondiciones</text:p>
          </table:table-cell>
          <table:table-cell table:style-name="Table19.B2" office:value-type="string">
            <text:p text:style-name="P8">- La máquina donde se ejecute el sistema, debe tener instalado el motor de base de datos MYSQL.</text:p>
            <text:p text:style-name="P8">- La máquina donde se ejecute el sistema, debe tener instalado el Framework de java para ejecutarse sin problemas.</text:p>
            <text:p text:style-name="P8">-Para ejecutarse se necesita el entorno de programación Netbeans.</text:p>
          </table:table-cell>
        </table:table-row>
        <table:table-row>
          <table:table-cell table:style-name="Table19.A2" office:value-type="string">
            <text:p text:style-name="P15">Pasos</text:p>
          </table:table-cell>
          <table:table-cell table:style-name="Table19.B2" office:value-type="string">
            <text:p text:style-name="P21">1. Ejecute el programa en el IDE Netbeans</text:p>
            <text:p text:style-name="P21">2. Revise la forma en la que se encuentran distribuidas los campos de texto que se le presentan al usuario</text:p>
            <text:p text:style-name="P21">3. Verifique se de retroalimentación al ususario al realizar una acción</text:p>
          </table:table-cell>
        </table:table-row>
        <table:table-row>
          <table:table-cell table:style-name="Table19.A2" office:value-type="string">
            <text:p text:style-name="P15">Resultados Esperados</text:p>
          </table:table-cell>
          <table:table-cell table:style-name="Table19.B2" office:value-type="string">
            <text:p text:style-name="P21">Pasa si:</text:p>
            <text:p text:style-name="P21">-Los diferentes elementos gráficos de la aplicación se encuentran distribuidos de forma tal que el usuario pueda realizar la utilización del sistema de forma intuitiva</text:p>
            <text:p text:style-name="P21">Falla si:</text:p>
            <text:p text:style-name="P21">-El requisito anterior no se cumple</text:p>
          </table:table-cell>
        </table:table-row>
      </table:table>
      <text:p text:style-name="P7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5">ID</text:p>
          </table:table-cell>
          <table:table-cell table:style-name="Table20.B1" office:value-type="string">
            <text:p text:style-name="P1"><text:span text:style-name="Fuente_20_de_20_párrafo_20_predeter."><text:span text:style-name="T1">SCMU</text:span></text:span><text:span text:style-name="Fuente_20_de_20_párrafo_20_predeter."><text:span text:style-name="T7"> -</text:span></text:span><text:span text:style-name="Fuente_20_de_20_párrafo_20_predeter."><text:span text:style-name="T8">20</text:span></text:span></text:p>
          </table:table-cell>
        </table:table-row>
        <table:table-row>
          <table:table-cell table:style-name="Table20.A2" office:value-type="string">
            <text:p text:style-name="P15">Nombre</text:p>
          </table:table-cell>
          <table:table-cell table:style-name="Table20.B2" office:value-type="string">
            <text:p text:style-name="P21">Verificar que se muestren mensajes al usuario luego de realizar una acción que involucre algún cambio en la base de datos</text:p>
          </table:table-cell>
        </table:table-row>
        <table:table-row>
          <table:table-cell table:style-name="Table20.A2" office:value-type="string">
            <text:p text:style-name="P15">Descripción</text:p>
          </table:table-cell>
          <table:table-cell table:style-name="Table20.B2" office:value-type="string">
            <text:p text:style-name="P21">Revisar que en el momento de realizar acciones como insertar, modificar o borrar elementos de la base de datos, se muestre al usuario, mensajes que informen de la realización de dichas acciones</text:p>
          </table:table-cell>
        </table:table-row>
        <table:table-row>
          <table:table-cell table:style-name="Table20.A2" office:value-type="string">
            <text:p text:style-name="P15">Precondiciones</text:p>
          </table:table-cell>
          <table:table-cell table:style-name="Table20.B2" office:value-type="string">
            <text:p text:style-name="P8">- La máquina donde se ejecute el sistema, debe tener instalado el motor de base de datos MYSQL.</text:p>
            <text:p text:style-name="P8">- La máquina donde se ejecute el sistema, debe tener instalado el Framework de java para ejecutarse sin problemas.</text:p>
            <text:p text:style-name="P8">-Para ejecutarse se necesita el entorno de programación Netbeans.</text:p>
          </table:table-cell>
        </table:table-row>
        <table:table-row>
          <table:table-cell table:style-name="Table20.A2" office:value-type="string">
            <text:p text:style-name="P15">Pasos</text:p>
          </table:table-cell>
          <table:table-cell table:style-name="Table20.B2" office:value-type="string">
            <text:p text:style-name="P21">1. Ejecute el programa en el IDE Netbeans</text:p>
            <text:p text:style-name="P21">2. Realice acciones para:</text:p>
            <text:p text:style-name="P21">a. Insertar datos</text:p>
            <text:p text:style-name="P21">b.Modificar datos</text:p>
            <text:p text:style-name="P21">c.Eliminar datos</text:p>
            <text:p text:style-name="P21">3.Verifique que se muestran mensajes correspondientes a la realización de estas <text:soft-page-break/>acciones</text:p>
          </table:table-cell>
        </table:table-row>
        <table:table-row>
          <table:table-cell table:style-name="Table20.A2" office:value-type="string">
            <text:p text:style-name="P15">Resultados Esperados</text:p>
          </table:table-cell>
          <table:table-cell table:style-name="Table20.B2" office:value-type="string">
            <text:p text:style-name="P21">Pasa si:</text:p>
            <text:p text:style-name="P21">-Se muestra al usuario mensajes correspondientes a las acciones de insertar, modificar y eliminar</text:p>
            <text:p text:style-name="P21">Falla si:</text:p>
            <text:p text:style-name="P21">-No se muestran mensajes al usuario para alguna de las acciones mencionadas anteriormente</text:p>
          </table:table-cell>
        </table:table-row>
      </table:table>
      <text:p text:style-name="P7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5">ID</text:p>
          </table:table-cell>
          <table:table-cell table:style-name="Table21.B1" office:value-type="string">
            <text:p text:style-name="P1"><text:span text:style-name="Fuente_20_de_20_párrafo_20_predeter."><text:span text:style-name="T1">SCMU</text:span></text:span><text:span text:style-name="Fuente_20_de_20_párrafo_20_predeter."><text:span text:style-name="T7"> -</text:span></text:span><text:span text:style-name="Fuente_20_de_20_párrafo_20_predeter."><text:span text:style-name="T8">21</text:span></text:span></text:p>
          </table:table-cell>
        </table:table-row>
        <table:table-row>
          <table:table-cell table:style-name="Table21.A2" office:value-type="string">
            <text:p text:style-name="P15">Nombre</text:p>
          </table:table-cell>
          <table:table-cell table:style-name="Table21.B2" office:value-type="string">
            <text:p text:style-name="P22">Verificar sistema de consultas a datos insertados en el sistema</text:p>
          </table:table-cell>
        </table:table-row>
        <table:table-row>
          <table:table-cell table:style-name="Table21.A2" office:value-type="string">
            <text:p text:style-name="P15">Descripción</text:p>
          </table:table-cell>
          <table:table-cell table:style-name="Table21.B2" office:value-type="string">
            <text:p text:style-name="P22">Comprobar que el proceso de recuperación de información del sistema se realiza de forma adecuada una vez digitadas las entradas correspondientes a la consulta en la base de datos</text:p>
          </table:table-cell>
        </table:table-row>
        <table:table-row>
          <table:table-cell table:style-name="Table21.A2" office:value-type="string">
            <text:p text:style-name="P15">Precondiciones</text:p>
          </table:table-cell>
          <table:table-cell table:style-name="Table21.B2" office:value-type="string">
            <text:p text:style-name="P8"><text:bookmark-start text:name="__DdeLink__1707_1466849637"/>- La máquina donde se ejecute el sistema, debe tener instalado el motor de base de datos MYSQL.</text:p>
            <text:p text:style-name="P8">- La máquina donde se ejecute el sistema, debe tener instalado el Framework de java para ejecutarse sin problemas.</text:p>
            <text:p text:style-name="P8">-Para ejecutarse se necesita el entorno de programación Netbeans.<text:bookmark-end text:name="__DdeLink__1707_1466849637"/></text:p>
            <text:p text:style-name="P8">-<text:span text:style-name="T5">Se necesita que se hayan ingresado al menos datos para un elemento a la base de datos</text:span></text:p>
          </table:table-cell>
        </table:table-row>
        <table:table-row>
          <table:table-cell table:style-name="Table21.A2" office:value-type="string">
            <text:p text:style-name="P15">Pasos</text:p>
          </table:table-cell>
          <table:table-cell table:style-name="Table21.B2" office:value-type="string">
            <text:p text:style-name="P22">1. Ejecute el programa en el IDE Netbeans</text:p>
            <text:p text:style-name="P22">2. Inserte datos para un elemento a la base de datos</text:p>
            <text:p text:style-name="P22">3. Realice la consulta, utilizando los elementos de busqueda correspondientes a los datos ingresados con anterioridad</text:p>
          </table:table-cell>
        </table:table-row>
        <table:table-row>
          <table:table-cell table:style-name="Table21.A2" office:value-type="string">
            <text:p text:style-name="P15">Resultados Esperados</text:p>
          </table:table-cell>
          <table:table-cell table:style-name="Table21.B2" office:value-type="string">
            <text:p text:style-name="P22">Pasa si:</text:p>
            <text:p text:style-name="P22">-Se muestran los datos correspondientes al elemento consultado</text:p>
            <text:p text:style-name="P22">Falla si: </text:p>
            <text:p text:style-name="P22">-No se puede acceder a los datos del elemento a consultar</text:p>
          </table:table-cell>
        </table:table-row>
      </table:table>
      <text:p text:style-name="P7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5">ID</text:p>
          </table:table-cell>
          <table:table-cell table:style-name="Table22.B1" office:value-type="string">
            <text:p text:style-name="P1"><text:span text:style-name="Fuente_20_de_20_párrafo_20_predeter."><text:span text:style-name="T1">SCMU</text:span></text:span><text:span text:style-name="Fuente_20_de_20_párrafo_20_predeter."><text:span text:style-name="T7"> -</text:span></text:span><text:span text:style-name="Fuente_20_de_20_párrafo_20_predeter."><text:span text:style-name="T8">22</text:span></text:span></text:p>
          </table:table-cell>
        </table:table-row>
        <table:table-row>
          <table:table-cell table:style-name="Table22.A2" office:value-type="string">
            <text:p text:style-name="P15">Nombre</text:p>
          </table:table-cell>
          <table:table-cell table:style-name="Table22.B2" office:value-type="string">
            <text:p text:style-name="P23">Verificar correcto funcionamiento de la opción de guardado</text:p>
          </table:table-cell>
        </table:table-row>
        <table:table-row>
          <table:table-cell table:style-name="Table22.A2" office:value-type="string">
            <text:p text:style-name="P15">Descripción</text:p>
          </table:table-cell>
          <table:table-cell table:style-name="Table22.B2" office:value-type="string">
            <text:p text:style-name="P23">Comprobar que la opción de guardar en la base de datos realice la esta acción</text:p>
          </table:table-cell>
        </table:table-row>
        <table:table-row>
          <table:table-cell table:style-name="Table22.A2" office:value-type="string">
            <text:p text:style-name="P15">Precondiciones</text:p>
          </table:table-cell>
          <table:table-cell table:style-name="Table22.B2" office:value-type="string">
            <text:p text:style-name="P9">- La máquina donde se ejecute el sistema, debe tener instalado el motor de base de datos MYSQL.</text:p>
            <text:p text:style-name="P9">- La máquina donde se ejecute el sistema, debe tener instalado el Framework de java para ejecutarse sin problemas.</text:p>
            <text:p text:style-name="P9">-Para ejecutarse se necesita el entorno de programación Netbeans.</text:p>
          </table:table-cell>
        </table:table-row>
        <table:table-row>
          <table:table-cell table:style-name="Table22.A2" office:value-type="string">
            <text:p text:style-name="P15">Pasos</text:p>
          </table:table-cell>
          <table:table-cell table:style-name="Table22.B2" office:value-type="string">
            <text:p text:style-name="P23">1. Ejecute el programa en el IDE Netbeans</text:p>
            <text:p text:style-name="P23">2. Ingrese todos los datos para un elemento en la base de datos</text:p>
            <text:p text:style-name="P23">3. Seleccione la opción de guardar</text:p>
            <text:p text:style-name="P23">4. Vaya al gestor <text:s/>de bases de datos y verifique que los datos se han almacenado con exito en la BD correspondiente</text:p>
          </table:table-cell>
        </table:table-row>
        <table:table-row>
          <table:table-cell table:style-name="Table22.A2" office:value-type="string">
            <text:p text:style-name="P15">Resultados Esperados</text:p>
          </table:table-cell>
          <table:table-cell table:style-name="Table22.B2" office:value-type="string">
            <text:p text:style-name="P23">Pasa si:</text:p>
            <text:p text:style-name="P23">-Los datos han ingresado a la base de datos</text:p>
            <text:p text:style-name="P23">Falla si:</text:p>
            <text:p text:style-name="P23">-Los datos no se ingresaron con exito a la base de datos</text:p>
          </table:table-cell>
        </table:table-row>
      </table:table>
      <text:p text:style-name="P7"/>
      <table:table table:name="Table23" table:style-name="Table23">
        <table:table-column table:style-name="Table23.A"/>
        <table:table-column table:style-name="Table23.B"/>
        <text:soft-page-break/>
        <table:table-row>
          <table:table-cell table:style-name="Table23.A1" office:value-type="string">
            <text:p text:style-name="P15">ID</text:p>
          </table:table-cell>
          <table:table-cell table:style-name="Table23.B1" office:value-type="string">
            <text:p text:style-name="P1"><text:span text:style-name="Fuente_20_de_20_párrafo_20_predeter."><text:span text:style-name="T1">SCMU</text:span></text:span><text:span text:style-name="Fuente_20_de_20_párrafo_20_predeter."><text:span text:style-name="T7"> -</text:span></text:span><text:span text:style-name="Fuente_20_de_20_párrafo_20_predeter."><text:span text:style-name="T8">23</text:span></text:span></text:p>
          </table:table-cell>
        </table:table-row>
        <table:table-row>
          <table:table-cell table:style-name="Table23.A2" office:value-type="string">
            <text:p text:style-name="P15">Nombre</text:p>
          </table:table-cell>
          <table:table-cell table:style-name="Table23.B2" office:value-type="string">
            <text:p text:style-name="P23">Verificar que los datos correspondientes a los campos obligatorios en el programa sean requeridos por este en caso de que no se digiten</text:p>
          </table:table-cell>
        </table:table-row>
        <table:table-row>
          <table:table-cell table:style-name="Table23.A2" office:value-type="string">
            <text:p text:style-name="P15">Descripción</text:p>
          </table:table-cell>
          <table:table-cell table:style-name="Table23.B2" office:value-type="string">
            <text:p text:style-name="P23">Comprobar que los datos correspondientes a campos obligatorios según se muestra en la interfaz gráfica del programa, sean requeridos por este mediante un mensaje al ususario en caso de no haber sido digitados</text:p>
          </table:table-cell>
        </table:table-row>
        <table:table-row>
          <table:table-cell table:style-name="Table23.A2" office:value-type="string">
            <text:p text:style-name="P15">Precondiciones</text:p>
          </table:table-cell>
          <table:table-cell table:style-name="Table23.B2" office:value-type="string">
            <text:p text:style-name="P9">- La máquina donde se ejecute el sistema, debe tener instalado el motor de base de datos MYSQL.</text:p>
            <text:p text:style-name="P9">- La máquina donde se ejecute el sistema, debe tener instalado el Framework de java para ejecutarse sin problemas.</text:p>
            <text:p text:style-name="P9">-Para ejecutarse se necesita el entorno de programación Netbeans.</text:p>
          </table:table-cell>
        </table:table-row>
        <table:table-row>
          <table:table-cell table:style-name="Table23.A2" office:value-type="string">
            <text:p text:style-name="P15">Pasos</text:p>
          </table:table-cell>
          <table:table-cell table:style-name="Table23.B2" office:value-type="string">
            <text:p text:style-name="P23">1. Ejecute el programa en el IDE Netbeans</text:p>
            <text:p text:style-name="P23">2. Ingrese datos en todos los campos, excepto en aquellos correspondientes a campos obligatorios según se indica en la interfaz gráfica</text:p>
          </table:table-cell>
        </table:table-row>
        <table:table-row>
          <table:table-cell table:style-name="Table23.A2" office:value-type="string">
            <text:p text:style-name="P15">Resultados Esperados</text:p>
          </table:table-cell>
          <table:table-cell table:style-name="Table23.B2" office:value-type="string">
            <text:p text:style-name="P23">Pasa si:</text:p>
            <text:p text:style-name="P23">-El sistema muestra un mensaje al usuario, donde se le solicita digitar los datos en los campos obligatorios que se indican</text:p>
            <text:p text:style-name="P23">Falla si:</text:p>
            <text:p text:style-name="P23">- No se muestra ningún mensaje al usuario, y los valores se almacenan sin haber digitado valores en los campos obligatorios</text:p>
          </table:table-cell>
        </table:table-row>
      </table:table>
      <text:p text:style-name="P7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15">ID</text:p>
          </table:table-cell>
          <table:table-cell table:style-name="Table24.B1" office:value-type="string">
            <text:p text:style-name="P1"><text:span text:style-name="Fuente_20_de_20_párrafo_20_predeter."><text:span text:style-name="T1">SCMU</text:span></text:span><text:span text:style-name="Fuente_20_de_20_párrafo_20_predeter."><text:span text:style-name="T7"> -</text:span></text:span><text:span text:style-name="Fuente_20_de_20_párrafo_20_predeter."><text:span text:style-name="T8">24</text:span></text:span></text:p>
          </table:table-cell>
        </table:table-row>
        <table:table-row>
          <table:table-cell table:style-name="Table24.A2" office:value-type="string">
            <text:p text:style-name="P15">Nombre</text:p>
          </table:table-cell>
          <table:table-cell table:style-name="Table24.B2" office:value-type="string">
            <text:p text:style-name="P23">Verificar correcto funcionamiento de las opciones de habilitar/Deshabilitar en la interfaz grafica del sistema en los casos en los que esta opción se presente</text:p>
          </table:table-cell>
        </table:table-row>
        <table:table-row>
          <table:table-cell table:style-name="Table24.A2" office:value-type="string">
            <text:p text:style-name="P15">Descripción</text:p>
          </table:table-cell>
          <table:table-cell table:style-name="Table24.B2" office:value-type="string">
            <text:p text:style-name="P24">Comprobar que los que los espacios en el programa que presentan la opcion de habilitar y deshabilitar tienen un correcto funcionamiento</text:p>
          </table:table-cell>
        </table:table-row>
        <table:table-row>
          <table:table-cell table:style-name="Table24.A2" office:value-type="string">
            <text:p text:style-name="P15">Precondiciones</text:p>
          </table:table-cell>
          <table:table-cell table:style-name="Table24.B2" office:value-type="string">
            <text:p text:style-name="P10">- La máquina donde se ejecute el sistema, debe tener instalado el motor de base de datos MYSQL.</text:p>
            <text:p text:style-name="P10">- La máquina donde se ejecute el sistema, debe tener instalado el Framework de java para ejecutarse sin problemas.</text:p>
            <text:p text:style-name="P10">-Para ejecutarse se necesita el entorno de programación Netbeans.</text:p>
          </table:table-cell>
        </table:table-row>
        <table:table-row>
          <table:table-cell table:style-name="Table24.A2" office:value-type="string">
            <text:p text:style-name="P15">Pasos</text:p>
          </table:table-cell>
          <table:table-cell table:style-name="Table24.B2" office:value-type="string">
            <text:p text:style-name="P25">1. Ejecute el programa en el IDE Netbeans</text:p>
            <text:p text:style-name="P25">2. Marque los checks para hablitar los campos de texto correspondientes en la interfaz gráfica del sistema</text:p>
            <text:p text:style-name="P25">3. Compruebe que los campos se habilitan/deshabilitan</text:p>
          </table:table-cell>
        </table:table-row>
        <table:table-row>
          <table:table-cell table:style-name="Table24.A2" office:value-type="string">
            <text:p text:style-name="P15">Resultados Esperados</text:p>
          </table:table-cell>
          <table:table-cell table:style-name="Table24.B2" office:value-type="string">
            <text:p text:style-name="P25">Pasa si:</text:p>
            <text:p text:style-name="P25">-Esta opción funciona de manera correcta</text:p>
            <text:p text:style-name="P25">Falla si:</text:p>
            <text:p text:style-name="P25">-Lo anterior no se cumple</text:p>
          </table:table-cell>
        </table:table-row>
      </table:table>
      <text:p text:style-name="P7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15">ID</text:p>
          </table:table-cell>
          <table:table-cell table:style-name="Table25.B1" office:value-type="string">
            <text:p text:style-name="P1"><text:span text:style-name="Fuente_20_de_20_párrafo_20_predeter."><text:span text:style-name="T1">SCMU</text:span></text:span><text:span text:style-name="Fuente_20_de_20_párrafo_20_predeter."><text:span text:style-name="T7"> -</text:span></text:span><text:span text:style-name="Fuente_20_de_20_párrafo_20_predeter."><text:span text:style-name="T8">25</text:span></text:span></text:p>
          </table:table-cell>
        </table:table-row>
        <table:table-row>
          <table:table-cell table:style-name="Table25.A2" office:value-type="string">
            <text:p text:style-name="P15">Nombre</text:p>
          </table:table-cell>
          <table:table-cell table:style-name="Table25.B2" office:value-type="string">
            <text:p text:style-name="P26">Correcto despligue de la interfaz gráfica bajo distintos sistemas operativos</text:p>
          </table:table-cell>
        </table:table-row>
        <table:table-row>
          <table:table-cell table:style-name="Table25.A2" office:value-type="string">
            <text:p text:style-name="P15">Descripción</text:p>
          </table:table-cell>
          <table:table-cell table:style-name="Table25.B2" office:value-type="string">
            <text:p text:style-name="P26">Verficar que todos los elementos de la interfaz gráfica, se muestran de forma correcta y tal como fueron ideados, independientemente de la <text:s/>plataforma de trabajo que se este utilizando, sea esta Windows o Linux</text:p>
          </table:table-cell>
        </table:table-row>
        <table:table-row>
          <table:table-cell table:style-name="Table25.A2" office:value-type="string">
            <text:p text:style-name="P15">Precondiciones</text:p>
          </table:table-cell>
          <table:table-cell table:style-name="Table25.B2" office:value-type="string">
            <text:p text:style-name="P11">- La máquina donde se ejecute el sistema, debe tener instalado el motor de base <text:soft-page-break/>de datos MYSQL.</text:p>
            <text:p text:style-name="P11">- La máquina donde se ejecute el sistema, debe tener instalado el Framework de java para ejecutarse sin problemas.</text:p>
            <text:p text:style-name="P11">-Para ejecutarse se necesita el entorno de programación Netbeans.</text:p>
            <text:p text:style-name="P11">-<text:span text:style-name="T6">Maquina virtual con sistemas operrativos Windows y al menos una distribución Linux</text:span></text:p>
          </table:table-cell>
        </table:table-row>
        <table:table-row>
          <table:table-cell table:style-name="Table25.A2" office:value-type="string">
            <text:p text:style-name="P15">Pasos</text:p>
          </table:table-cell>
          <table:table-cell table:style-name="Table25.B2" office:value-type="string">
            <text:p text:style-name="P26">1. Ejecute el programa, tanto en el sistema operativo Windows, como en Linux</text:p>
            <text:p text:style-name="P26">2. Compruebe que los elementos gráficos del sistema, se despliegan de manera correcta y tal como fueron visualizados para su correcto funcionamiento</text:p>
          </table:table-cell>
        </table:table-row>
        <table:table-row>
          <table:table-cell table:style-name="Table25.A2" office:value-type="string">
            <text:p text:style-name="P15">Resultados Esperados</text:p>
          </table:table-cell>
          <table:table-cell table:style-name="Table25.B2" office:value-type="string">
            <text:p text:style-name="P26">Pasa si:<text:line-break/>- El sistema se muestra tal como fue diseñado en ambos sistemas operativos</text:p>
            <text:p text:style-name="P26">Falla si:</text:p>
            <text:p text:style-name="P26">- Existen inconsistencias o el sistema no se muestra tal como fue diseñado en alguno o ambos sistemas operativos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Araya</meta:initial-creator>
    <meta:creation-date>2015-06-24T07:15:08.267208497</meta:creation-date>
    <dc:date>2015-06-25T13:08:12.678623915</dc:date>
    <dc:creator>Juan Araya</dc:creator>
    <meta:editing-duration>PT1H34M8S</meta:editing-duration>
    <meta:editing-cycles>15</meta:editing-cycles>
    <meta:generator>LibreOffice/4.2.8.2$Linux_X86_64 LibreOffice_project/420m0$Build-2</meta:generator>
    <meta:document-statistic meta:table-count="25" meta:image-count="0" meta:object-count="0" meta:page-count="13" meta:paragraph-count="537" meta:word-count="4465" meta:character-count="26599" meta:non-whitespace-character-count="22655"/>
  </office:meta>
</office:document-meta>
</file>